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0.8035in"/>
    </style:style>
    <style:style style:name="co13" style:family="table-column">
      <style:table-column-properties fo:break-before="auto" style:column-width="1.0929in"/>
    </style:style>
    <style:style style:name="co14" style:family="table-column">
      <style:table-column-properties fo:break-before="auto" style:column-width="1.1472in"/>
    </style:style>
    <style:style style:name="co15" style:family="table-column">
      <style:table-column-properties fo:break-before="auto" style:column-width="1.1362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9862in"/>
    </style:style>
    <style:style style:name="co20" style:family="table-column">
      <style:table-column-properties fo:break-before="auto" style:column-width="0.9217in"/>
    </style:style>
    <style:style style:name="co21" style:family="table-column">
      <style:table-column-properties fo:break-before="auto" style:column-width="0.9429in"/>
    </style:style>
    <style:style style:name="co22" style:family="table-column">
      <style:table-column-properties fo:break-before="auto" style:column-width="1.3189in"/>
    </style:style>
    <style:style style:name="co23" style:family="table-column">
      <style:table-column-properties fo:break-before="auto" style:column-width="2.198in"/>
    </style:style>
    <style:style style:name="co24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5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 style:data-style-name="N160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55" style:family="table-cell" style:parent-style-name="Default" style:data-style-name="N160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60" style:family="table-cell" style:parent-style-name="Default" style:data-style-name="N160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44" style:family="table-cell" style:parent-style-name="Default" style:data-style-name="N160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 style:data-style-name="N11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4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65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67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60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160">
      <style:table-cell-properties fo:background-color="#ff7b59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 style:data-style-name="N160">
      <style:table-cell-properties fo:background-color="#ff6d6d" style:text-align-source="fix" style:repeat-content="false" fo:border="0.06pt solid #000000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4.5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default-cell-style-name="ce15"/>
        <table:table-column table:style-name="co6" table:default-cell-style-name="ce45"/>
        <table:table-column table:style-name="co7" table:default-cell-style-name="ce45"/>
        <table:table-column table:style-name="co8" table:number-columns-repeated="2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2" table:default-cell-style-name="ce33"/>
        <table:table-column table:style-name="co13" table:default-cell-style-name="ce33"/>
        <table:table-row table:style-name="ro1">
          <table:table-cell/>
          <table:table-cell table:style-name="ce1" office:value-type="string" calcext:value-type="string" table:number-columns-spanned="14" table:number-rows-spanned="1">
            <text:p>C4.5</text:p>
          </table:table-cell>
          <table:covered-table-cell table:style-name="ce1"/>
          <table:covered-table-cell table:number-columns-repeated="2"/>
          <table:covered-table-cell table:number-columns-repeated="9" table:style-name="ce15"/>
          <table:covered-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4" table:number-rows-spanned="2">
            <text:p>Preprocessing method</text:p>
          </table:table-cell>
          <table:covered-table-cell table:style-name="ce3"/>
          <table:covered-table-cell table:number-columns-repeated="2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15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15"/>
          <table:table-cell table:style-name="ce7" office:value-type="string" calcext:value-type="string" table:number-columns-spanned="1" table:number-rows-spanned="2">
            <text:p>Leave One Out Fold</text:p>
          </table:table-cell>
          <table:table-cell table:style-name="ce39" office:value-type="string" calcext:value-type="string" table:number-columns-spanned="1" table:number-rows-spanned="2">
            <text:p>AVG</text:p>
          </table:table-cell>
          <table:table-cell table:style-name="ce18" office:value-type="string" calcext:value-type="string" table:number-columns-spanned="1" table:number-rows-spanned="2">
            <text:p>Order AVG</text:p>
          </table:table-cell>
          <table:table-cell table:style-name="ce68" office:value-type="string" calcext:value-type="string" table:number-columns-spanned="1" table:number-rows-spanned="2">
            <text:p>TOP 3 results</text:p>
          </table:table-cell>
        </table:table-row>
        <table:table-row table:style-name="ro1">
          <table:table-cell/>
          <table:covered-table-cell table:number-columns-repeated="2"/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number-columns-repeated="3" table:style-name="ce4"/>
          <table:covered-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With Original Dataset</text:p>
          </table:table-cell>
          <table:covered-table-cell table:style-name="ce3"/>
          <table:covered-table-cell/>
          <table:covered-table-cell table:style-name="ce3"/>
          <table:table-cell office:value-type="percentage" office:value="0.984358" calcext:value-type="percentage">
            <text:p>98.4358%</text:p>
          </table:table-cell>
          <table:table-cell office:value-type="percentage" office:value="0.98807" calcext:value-type="percentage">
            <text:p>98.8070%</text:p>
          </table:table-cell>
          <table:table-cell office:value-type="percentage" office:value="0.986479" calcext:value-type="percentage">
            <text:p>98.6479%</text:p>
          </table:table-cell>
          <table:table-cell office:value-type="percentage" office:value="0.983563" calcext:value-type="percentage">
            <text:p>98.3563%</text:p>
          </table:table-cell>
          <table:table-cell office:value-type="percentage" office:value="0.986083" calcext:value-type="percentage">
            <text:p>98.6083%</text:p>
          </table:table-cell>
          <table:table-cell office:value-type="percentage" office:value="0.980499" calcext:value-type="percentage">
            <text:p>98.0499%</text:p>
          </table:table-cell>
          <table:table-cell office:value-type="percentage" office:value="0.985154" calcext:value-type="percentage">
            <text:p>98.5154%</text:p>
          </table:table-cell>
          <table:table-cell table:formula="of:=AVERAGE([.F4:.L4])" office:value-type="percentage" office:value="0.984886571428571" calcext:value-type="percentage">
            <text:p>98.4887%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9">
            <text:p>Discretization</text:p>
          </table:table-cell>
          <table:table-cell table:style-name="ce8" office:value-type="string" calcext:value-type="string" table:number-columns-spanned="1" table:number-rows-spanned="8">
            <text:p>Non supervised </text:p>
          </table:table-cell>
          <table:table-cell table:style-name="ce22" office:value-type="string" calcext:value-type="string" table:number-columns-spanned="1" table:number-rows-spanned="4">
            <text:p>Equal width binning</text:p>
          </table:table-cell>
          <table:table-cell table:style-name="ce48" office:value-type="string" calcext:value-type="string">
            <text:p>40 bins</text:p>
          </table:table-cell>
          <table:table-cell office:value-type="percentage" office:value="0.984358" calcext:value-type="percentage">
            <text:p>98.4358%</text:p>
          </table:table-cell>
          <table:table-cell office:value-type="percentage" office:value="0.986479" calcext:value-type="percentage">
            <text:p>98.6479%</text:p>
          </table:table-cell>
          <table:table-cell office:value-type="percentage" office:value="0.98913" calcext:value-type="percentage">
            <text:p>98.9130%</text:p>
          </table:table-cell>
          <table:table-cell office:value-type="percentage" office:value="0.982503" calcext:value-type="percentage">
            <text:p>98.2503%</text:p>
          </table:table-cell>
          <table:table-cell table:style-name="ce55" office:value-type="percentage" office:value="0.986746" calcext:value-type="percentage">
            <text:p>98.6746%</text:p>
          </table:table-cell>
          <table:table-cell office:value-type="percentage" office:value="0.982839" calcext:value-type="percentage">
            <text:p>98.2839%</text:p>
          </table:table-cell>
          <table:table-cell office:value-type="percentage" office:value="0.988865" calcext:value-type="percentage">
            <text:p>98.8865%</text:p>
          </table:table-cell>
          <table:table-cell table:formula="of:=AVERAGE([.F5:.L5])" office:value-type="percentage" office:value="0.985845714285714" calcext:value-type="percentage">
            <text:p>98.5846%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26"/>
          <table:table-cell table:style-name="ce48" office:value-type="string" calcext:value-type="string">
            <text:p>10 bins</text:p>
          </table:table-cell>
          <table:table-cell office:value-type="percentage" office:value="0.981707" calcext:value-type="percentage">
            <text:p>98.1707%</text:p>
          </table:table-cell>
          <table:table-cell table:number-columns-repeated="2" office:value-type="percentage" office:value="0.981972" calcext:value-type="percentage">
            <text:p>98.1972%</text:p>
          </table:table-cell>
          <table:table-cell office:value-type="percentage" office:value="0.982503" calcext:value-type="percentage">
            <text:p>98.2503%</text:p>
          </table:table-cell>
          <table:table-cell office:value-type="percentage" office:value="0.981445" calcext:value-type="percentage">
            <text:p>98.1445%</text:p>
          </table:table-cell>
          <table:table-cell office:value-type="percentage" office:value="0.974259" calcext:value-type="percentage">
            <text:p>97.4259%</text:p>
          </table:table-cell>
          <table:table-cell office:value-type="percentage" office:value="0.980382" calcext:value-type="percentage">
            <text:p>98.0382%</text:p>
          </table:table-cell>
          <table:table-cell table:formula="of:=AVERAGE([.F6:.L6])" office:value-type="percentage" office:value="0.980605714285714" calcext:value-type="percentage">
            <text:p>98.0606%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26"/>
          <table:table-cell table:style-name="ce48" office:value-type="string" calcext:value-type="string">
            <text:p>5 bins</text:p>
          </table:table-cell>
          <table:table-cell table:number-columns-repeated="3" office:value-type="percentage" office:value="0.938759" calcext:value-type="percentage">
            <text:p>93.8759%</text:p>
          </table:table-cell>
          <table:table-cell office:value-type="percentage" office:value="0.937964" calcext:value-type="percentage">
            <text:p>93.7964%</text:p>
          </table:table-cell>
          <table:table-cell office:value-type="percentage" office:value="0.941021" calcext:value-type="percentage">
            <text:p>94.1021%</text:p>
          </table:table-cell>
          <table:table-cell office:value-type="percentage" office:value="0.941498" calcext:value-type="percentage">
            <text:p>94.1498%</text:p>
          </table:table-cell>
          <table:table-cell office:value-type="percentage" office:value="0.938759" calcext:value-type="percentage">
            <text:p>93.8759%</text:p>
          </table:table-cell>
          <table:table-cell table:formula="of:=AVERAGE([.F7:.L7])" office:value-type="percentage" office:value="0.939359857142857" calcext:value-type="percentage">
            <text:p>93.9360%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26"/>
          <table:table-cell table:style-name="ce48" office:value-type="string" calcext:value-type="string">
            <text:p>2 bins</text:p>
          </table:table-cell>
          <table:table-cell table:number-columns-repeated="3" office:value-type="percentage" office:value="0.938759" calcext:value-type="percentage">
            <text:p>93.8759%</text:p>
          </table:table-cell>
          <table:table-cell office:value-type="percentage" office:value="0.937964" calcext:value-type="percentage">
            <text:p>93.7964%</text:p>
          </table:table-cell>
          <table:table-cell office:value-type="percentage" office:value="0.941021" calcext:value-type="percentage">
            <text:p>94.1021%</text:p>
          </table:table-cell>
          <table:table-cell office:value-type="percentage" office:value="0.941498" calcext:value-type="percentage">
            <text:p>94.1498%</text:p>
          </table:table-cell>
          <table:table-cell office:value-type="percentage" office:value="0.938759" calcext:value-type="percentage">
            <text:p>93.8759%</text:p>
          </table:table-cell>
          <table:table-cell table:formula="of:=AVERAGE([.F8:.L8])" office:value-type="percentage" office:value="0.939359857142857" calcext:value-type="percentage">
            <text:p>93.9360%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covered-table-cell table:number-columns-repeated="2"/>
          <table:table-cell table:style-name="ce21" office:value-type="string" calcext:value-type="string" table:number-columns-spanned="1" table:number-rows-spanned="4">
            <text:p>Equal frequency binning</text:p>
          </table:table-cell>
          <table:table-cell table:style-name="ce54" office:value-type="string" calcext:value-type="string">
            <text:p>40 bins</text:p>
          </table:table-cell>
          <table:table-cell table:style-name="ce55" office:value-type="percentage" office:value="0.98807" calcext:value-type="percentage">
            <text:p>98.8070%</text:p>
          </table:table-cell>
          <table:table-cell office:value-type="percentage" office:value="0.98807" calcext:value-type="percentage">
            <text:p>98.8070%</text:p>
          </table:table-cell>
          <table:table-cell office:value-type="percentage" office:value="0.98754" calcext:value-type="percentage">
            <text:p>98.7540%</text:p>
          </table:table-cell>
          <table:table-cell table:style-name="ce44" office:value-type="percentage" office:value="0.987805" calcext:value-type="percentage">
            <text:p>98.7805%</text:p>
          </table:table-cell>
          <table:table-cell office:value-type="percentage" office:value="0.986083" calcext:value-type="percentage">
            <text:p>98.6083%</text:p>
          </table:table-cell>
          <table:table-cell table:style-name="ce60" office:value-type="percentage" office:value="0.98986" calcext:value-type="percentage">
            <text:p>98.9860%</text:p>
          </table:table-cell>
          <table:table-cell office:value-type="percentage" office:value="0.989396" calcext:value-type="percentage">
            <text:p>98.9396%</text:p>
          </table:table-cell>
          <table:table-cell table:style-name="ce55" table:formula="of:=AVERAGE([.F9:.L9])" office:value-type="percentage" office:value="0.988117714285714" calcext:value-type="percentage">
            <text:p>98.8118%</text:p>
          </table:table-cell>
          <table:table-cell table:style-name="ce64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27"/>
          <table:table-cell table:style-name="ce54" office:value-type="string" calcext:value-type="string">
            <text:p>10 bins</text:p>
          </table:table-cell>
          <table:table-cell office:value-type="percentage" office:value="0.981442" calcext:value-type="percentage">
            <text:p>98.1442%</text:p>
          </table:table-cell>
          <table:table-cell office:value-type="percentage" office:value="0.980382" calcext:value-type="percentage">
            <text:p>98.0382%</text:p>
          </table:table-cell>
          <table:table-cell office:value-type="percentage" office:value="0.977996" calcext:value-type="percentage">
            <text:p>97.7996%</text:p>
          </table:table-cell>
          <table:table-cell office:value-type="percentage" office:value="0.980912" calcext:value-type="percentage">
            <text:p>98.0912%</text:p>
          </table:table-cell>
          <table:table-cell office:value-type="percentage" office:value="0.979457" calcext:value-type="percentage">
            <text:p>97.9457%</text:p>
          </table:table-cell>
          <table:table-cell office:value-type="percentage" office:value="0.978939" calcext:value-type="percentage">
            <text:p>97.8939%</text:p>
          </table:table-cell>
          <table:table-cell office:value-type="percentage" office:value="0.978791" calcext:value-type="percentage">
            <text:p>97.8791%</text:p>
          </table:table-cell>
          <table:table-cell table:formula="of:=AVERAGE([.F10:.L10])" office:value-type="percentage" office:value="0.979702714285714" calcext:value-type="percentage">
            <text:p>97.9703%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27"/>
          <table:table-cell table:style-name="ce54" office:value-type="string" calcext:value-type="string">
            <text:p>5 bins</text:p>
          </table:table-cell>
          <table:table-cell office:value-type="percentage" office:value="0.946978" calcext:value-type="percentage">
            <text:p>94.6978%</text:p>
          </table:table-cell>
          <table:table-cell office:value-type="percentage" office:value="0.946713" calcext:value-type="percentage">
            <text:p>94.6713%</text:p>
          </table:table-cell>
          <table:table-cell office:value-type="percentage" office:value="0.946978" calcext:value-type="percentage">
            <text:p>94.6978%</text:p>
          </table:table-cell>
          <table:table-cell office:value-type="percentage" office:value="0.945387" calcext:value-type="percentage">
            <text:p>94.5387%</text:p>
          </table:table-cell>
          <table:table-cell office:value-type="percentage" office:value="0.950298" calcext:value-type="percentage">
            <text:p>95.0298%</text:p>
          </table:table-cell>
          <table:table-cell office:value-type="percentage" office:value="0.945398" calcext:value-type="percentage">
            <text:p>94.5398%</text:p>
          </table:table-cell>
          <table:table-cell office:value-type="percentage" office:value="0.945917" calcext:value-type="percentage">
            <text:p>94.5917%</text:p>
          </table:table-cell>
          <table:table-cell table:formula="of:=AVERAGE([.F11:.L11])" office:value-type="percentage" office:value="0.946809857142857" calcext:value-type="percentage">
            <text:p>94.6810%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27"/>
          <table:table-cell table:style-name="ce54" office:value-type="string" calcext:value-type="string">
            <text:p>2 bins</text:p>
          </table:table-cell>
          <table:table-cell table:number-columns-repeated="3" office:value-type="percentage" office:value="0.938759" calcext:value-type="percentage">
            <text:p>93.8759%</text:p>
          </table:table-cell>
          <table:table-cell office:value-type="percentage" office:value="0.937964" calcext:value-type="percentage">
            <text:p>93.7964%</text:p>
          </table:table-cell>
          <table:table-cell office:value-type="percentage" office:value="0.941021" calcext:value-type="percentage">
            <text:p>94.1021%</text:p>
          </table:table-cell>
          <table:table-cell office:value-type="percentage" office:value="0.941498" calcext:value-type="percentage">
            <text:p>94.1498%</text:p>
          </table:table-cell>
          <table:table-cell office:value-type="percentage" office:value="0.938759" calcext:value-type="percentage">
            <text:p>93.8759%</text:p>
          </table:table-cell>
          <table:table-cell table:formula="of:=AVERAGE([.F12:.L12])" office:value-type="percentage" office:value="0.939359857142857" calcext:value-type="percentage">
            <text:p>93.9360%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covered-table-cell/>
          <table:table-cell table:style-name="ce18" office:value-type="string" calcext:value-type="string" table:number-columns-spanned="3" table:number-rows-spanned="1">
            <text:p>Supervised</text:p>
          </table:table-cell>
          <table:covered-table-cell table:number-columns-repeated="2"/>
          <table:table-cell office:value-type="percentage" office:value="0.979586" calcext:value-type="percentage">
            <text:p>97.9586%</text:p>
          </table:table-cell>
          <table:table-cell office:value-type="percentage" office:value="0.978526" calcext:value-type="percentage">
            <text:p>97.8526%</text:p>
          </table:table-cell>
          <table:table-cell office:value-type="percentage" office:value="0.977731" calcext:value-type="percentage">
            <text:p>97.7731%</text:p>
          </table:table-cell>
          <table:table-cell office:value-type="percentage" office:value="0.974549" calcext:value-type="percentage">
            <text:p>97.4549%</text:p>
          </table:table-cell>
          <table:table-cell office:value-type="percentage" office:value="0.976806" calcext:value-type="percentage">
            <text:p>97.6806%</text:p>
          </table:table-cell>
          <table:table-cell office:value-type="percentage" office:value="0.976599" calcext:value-type="percentage">
            <text:p>97.6599%</text:p>
          </table:table-cell>
          <table:table-cell office:value-type="percentage" office:value="0.978791" calcext:value-type="percentage">
            <text:p>97.8791%</text:p>
          </table:table-cell>
          <table:table-cell table:formula="of:=AVERAGE([.F13:.L13])" office:value-type="percentage" office:value="0.977512571428571" calcext:value-type="percentage">
            <text:p>97.7513%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Feature Selection</text:p>
          </table:table-cell>
          <table:table-cell table:style-name="ce19" office:value-type="string" calcext:value-type="string" table:number-columns-spanned="3" table:number-rows-spanned="1">
            <text:p>With Filter</text:p>
          </table:table-cell>
          <table:covered-table-cell table:number-columns-repeated="2"/>
          <table:table-cell office:value-type="percentage" office:value="0.979056" calcext:value-type="percentage">
            <text:p>97.9056%</text:p>
          </table:table-cell>
          <table:table-cell table:number-columns-repeated="2" office:value-type="percentage" office:value="0.981707" calcext:value-type="percentage">
            <text:p>98.1707%</text:p>
          </table:table-cell>
          <table:table-cell office:value-type="percentage" office:value="0.981972" calcext:value-type="percentage">
            <text:p>98.1972%</text:p>
          </table:table-cell>
          <table:table-cell office:value-type="percentage" office:value="0.981445" calcext:value-type="percentage">
            <text:p>98.1445%</text:p>
          </table:table-cell>
          <table:table-cell office:value-type="percentage" office:value="0.979719" calcext:value-type="percentage">
            <text:p>97.9719%</text:p>
          </table:table-cell>
          <table:table-cell office:value-type="percentage" office:value="0.981442" calcext:value-type="percentage">
            <text:p>98.1442%</text:p>
          </table:table-cell>
          <table:table-cell table:formula="of:=AVERAGE([.F14:.L14])" office:value-type="percentage" office:value="0.981006857142857" calcext:value-type="percentage">
            <text:p>98.1007%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covered-table-cell/>
          <table:table-cell table:style-name="ce21" office:value-type="string" calcext:value-type="string" table:number-columns-spanned="3" table:number-rows-spanned="1">
            <text:p>With Wrapper</text:p>
          </table:table-cell>
          <table:covered-table-cell table:number-columns-repeated="2"/>
          <table:table-cell office:value-type="percentage" office:value="0.985419" calcext:value-type="percentage">
            <text:p>98.5419%</text:p>
          </table:table-cell>
          <table:table-cell office:value-type="percentage" office:value="0.984889" calcext:value-type="percentage">
            <text:p>98.4889%</text:p>
          </table:table-cell>
          <table:table-cell office:value-type="percentage" office:value="0.986214" calcext:value-type="percentage">
            <text:p>98.6214%</text:p>
          </table:table-cell>
          <table:table-cell office:value-type="percentage" office:value="0.984093" calcext:value-type="percentage">
            <text:p>98.4093%</text:p>
          </table:table-cell>
          <table:table-cell office:value-type="percentage" office:value="0.985421" calcext:value-type="percentage">
            <text:p>98.5421%</text:p>
          </table:table-cell>
          <table:table-cell table:style-name="ce44" office:value-type="percentage" office:value="0.99064" calcext:value-type="percentage">
            <text:p>99.0640%</text:p>
          </table:table-cell>
          <table:table-cell office:value-type="percentage" office:value="0.985419" calcext:value-type="percentage">
            <text:p>98.5419%</text:p>
          </table:table-cell>
          <table:table-cell table:formula="of:=AVERAGE([.F15:.L15])" office:value-type="percentage" office:value="0.986013571428571" calcext:value-type="percentage">
            <text:p>98.6014%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Missing Values</text:p>
          </table:table-cell>
          <table:table-cell table:style-name="ce22" office:value-type="string" calcext:value-type="string" table:number-columns-spanned="3" table:number-rows-spanned="1">
            <text:p>Missing Values only</text:p>
          </table:table-cell>
          <table:covered-table-cell table:number-columns-repeated="2"/>
          <table:table-cell office:value-type="percentage" office:value="0.984624" calcext:value-type="percentage">
            <text:p>98.4624%</text:p>
          </table:table-cell>
          <table:table-cell table:style-name="ce55" office:value-type="percentage" office:value="0.9886" calcext:value-type="percentage">
            <text:p>98.8600%</text:p>
          </table:table-cell>
          <table:table-cell office:value-type="percentage" office:value="0.98754" calcext:value-type="percentage">
            <text:p>98.7540%</text:p>
          </table:table-cell>
          <table:table-cell office:value-type="percentage" office:value="0.982503" calcext:value-type="percentage">
            <text:p>98.2503%</text:p>
          </table:table-cell>
          <table:table-cell office:value-type="percentage" office:value="0.984758" calcext:value-type="percentage">
            <text:p>98.4758%</text:p>
          </table:table-cell>
          <table:table-cell office:value-type="percentage" office:value="0.98752" calcext:value-type="percentage">
            <text:p>98.7520%</text:p>
          </table:table-cell>
          <table:table-cell office:value-type="percentage" office:value="0.986744" calcext:value-type="percentage">
            <text:p>98.6744%</text:p>
          </table:table-cell>
          <table:table-cell table:formula="of:=AVERAGE([.F16:.L16])" office:value-type="percentage" office:value="0.986041285714286" calcext:value-type="percentage">
            <text:p>98.6041%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covered-table-cell/>
          <table:table-cell table:style-name="ce1" office:value-type="string" calcext:value-type="string" table:number-columns-spanned="3" table:number-rows-spanned="1">
            <text:p>Missing Values + Extreme Values</text:p>
          </table:table-cell>
          <table:covered-table-cell table:number-columns-repeated="2"/>
          <table:table-cell office:value-type="percentage" office:value="0.985663" calcext:value-type="percentage">
            <text:p>98.5663%</text:p>
          </table:table-cell>
          <table:table-cell office:value-type="percentage" office:value="0.988144" calcext:value-type="percentage">
            <text:p>98.8144%</text:p>
          </table:table-cell>
          <table:table-cell table:style-name="ce55" office:value-type="percentage" office:value="0.990902" calcext:value-type="percentage">
            <text:p>99.0902%</text:p>
          </table:table-cell>
          <table:table-cell office:value-type="percentage" office:value="0.983453" calcext:value-type="percentage">
            <text:p>98.3453%</text:p>
          </table:table-cell>
          <table:table-cell table:style-name="ce44" office:value-type="percentage" office:value="0.989662" calcext:value-type="percentage">
            <text:p>98.9662%</text:p>
          </table:table-cell>
          <table:table-cell table:style-name="ce55" office:value-type="percentage" office:value="0.989457" calcext:value-type="percentage">
            <text:p>98.9457%</text:p>
          </table:table-cell>
          <table:table-cell table:style-name="ce55" office:value-type="percentage" office:value="0.990626" calcext:value-type="percentage">
            <text:p>99.0626%</text:p>
          </table:table-cell>
          <table:table-cell table:style-name="ce60" table:formula="of:=AVERAGE([.F17:.L17])" office:value-type="percentage" office:value="0.988272428571428" calcext:value-type="percentage">
            <text:p>98.8272%</text:p>
          </table:table-cell>
          <table:table-cell table:style-name="ce65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covered-table-cell/>
          <table:table-cell table:style-name="ce18" office:value-type="string" calcext:value-type="string" table:number-columns-spanned="3" table:number-rows-spanned="1">
            <text:p>Missing Values + Outliers</text:p>
          </table:table-cell>
          <table:covered-table-cell table:number-columns-repeated="2"/>
          <table:table-cell table:number-columns-repeated="2" table:style-name="ce60" office:value-type="percentage" office:value="0.991545" calcext:value-type="percentage">
            <text:p>99.1545%</text:p>
          </table:table-cell>
          <table:table-cell table:style-name="ce60" office:value-type="percentage" office:value="0.991263" calcext:value-type="percentage">
            <text:p>99.1263%</text:p>
          </table:table-cell>
          <table:table-cell office:value-type="percentage" office:value="0.980834" calcext:value-type="percentage">
            <text:p>98.0834%</text:p>
          </table:table-cell>
          <table:table-cell office:value-type="percentage" office:value="0.985906" calcext:value-type="percentage">
            <text:p>98.5906%</text:p>
          </table:table-cell>
          <table:table-cell office:value-type="percentage" office:value="0.982587" calcext:value-type="percentage">
            <text:p>98.2587%</text:p>
          </table:table-cell>
          <table:table-cell table:style-name="ce60" office:value-type="percentage" office:value="0.991826" calcext:value-type="percentage">
            <text:p>99.1826%</text:p>
          </table:table-cell>
          <table:table-cell table:formula="of:=AVERAGE([.F18:.L18])" office:value-type="percentage" office:value="0.987929428571428" calcext:value-type="percentage">
            <text:p>98.7929%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bos</text:p>
          </table:table-cell>
          <table:table-cell table:style-name="ce21" office:value-type="string" calcext:value-type="string" table:number-columns-spanned="3" table:number-rows-spanned="1">
            <text:p>Missing <text:s/>+ Extreme <text:s/>+ Outliers</text:p>
          </table:table-cell>
          <table:covered-table-cell table:number-columns-repeated="2"/>
          <table:table-cell table:style-name="ce44" office:value-type="percentage" office:value="0.991858" calcext:value-type="percentage">
            <text:p>99.1858%</text:p>
          </table:table-cell>
          <table:table-cell table:style-name="ce44" office:value-type="percentage" office:value="0.99273" calcext:value-type="percentage">
            <text:p>99.2730%</text:p>
          </table:table-cell>
          <table:table-cell table:style-name="ce44" office:value-type="percentage" office:value="0.992149" calcext:value-type="percentage">
            <text:p>99.2149%</text:p>
          </table:table-cell>
          <table:table-cell table:style-name="ce60" office:value-type="percentage" office:value="0.987784" calcext:value-type="percentage">
            <text:p>98.7784%</text:p>
          </table:table-cell>
          <table:table-cell table:style-name="ce60" office:value-type="percentage" office:value="0.988372" calcext:value-type="percentage">
            <text:p>98.8372%</text:p>
          </table:table-cell>
          <table:table-cell office:value-type="percentage" office:value="0.988024" calcext:value-type="percentage">
            <text:p>98.8024%</text:p>
          </table:table-cell>
          <table:table-cell table:style-name="ce44" office:value-type="percentage" office:value="0.994475" calcext:value-type="percentage">
            <text:p>99.4475%</text:p>
          </table:table-cell>
          <table:table-cell table:style-name="ce44" table:formula="of:=AVERAGE([.F19:.L19])" office:value-type="percentage" office:value="0.990770285714286" calcext:value-type="percentage">
            <text:p>99.0770%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1,2,3</text:p>
          </table:table-cell>
        </table:table-row>
        <table:table-row table:style-name="ro1">
          <table:table-cell/>
          <table:covered-table-cell table:style-name="ce6"/>
          <table:table-cell table:style-name="ce41" office:value-type="string" calcext:value-type="string" table:number-columns-spanned="3" table:number-rows-spanned="1">
            <text:p>Missing <text:s/>+ Extreme <text:s/>+ Outliers + frequency 40</text:p>
          </table:table-cell>
          <table:covered-table-cell table:number-columns-repeated="2" table:style-name="ce35"/>
          <table:table-cell table:number-columns-repeated="2" office:value-type="percentage" office:value="0.986915" calcext:value-type="percentage">
            <text:p>98.6915%</text:p>
          </table:table-cell>
          <table:table-cell office:value-type="percentage" office:value="0.986624" calcext:value-type="percentage">
            <text:p>98.6624%</text:p>
          </table:table-cell>
          <table:table-cell table:style-name="ce55" office:value-type="percentage" office:value="0.987202" calcext:value-type="percentage">
            <text:p>98.7202%</text:p>
          </table:table-cell>
          <table:table-cell office:value-type="percentage" office:value="0.986192" calcext:value-type="percentage">
            <text:p>98.6192%</text:p>
          </table:table-cell>
          <table:table-cell office:value-type="percentage" office:value="0.986313" calcext:value-type="percentage">
            <text:p>98.6313%</text:p>
          </table:table-cell>
          <table:table-cell office:value-type="percentage" office:value="0.986915" calcext:value-type="percentage">
            <text:p>98.6915%</text:p>
          </table:table-cell>
          <table:table-cell table:formula="of:=AVERAGE([.F20:.L20])" office:value-type="percentage" office:value="0.986725142857143" calcext:value-type="percentage">
            <text:p>98.6725%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PART" table:style-name="ta1"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12"/>
        <table:table-column table:style-name="co19" table:default-cell-style-name="ce12"/>
        <table:table-column table:style-name="co1" table:number-columns-repeated="2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7" table:default-cell-style-name="ce12"/>
        <table:table-column table:style-name="co1" table:default-cell-style-name="ce5"/>
        <table:table-column table:style-name="co3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PART</text:p>
          </table:table-cell>
          <table:covered-table-cell table:style-name="ce1"/>
          <table:covered-table-cell table:number-columns-repeated="2"/>
          <table:covered-table-cell table:number-columns-repeated="9" table:style-name="ce4"/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2">
            <text:p>Preprocessing method</text:p>
          </table:table-cell>
          <table:covered-table-cell table:style-name="ce2"/>
          <table:covered-table-cell table:number-columns-repeated="2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  <table:table-cell table:style-name="ce39" office:value-type="string" calcext:value-type="string" table:number-columns-spanned="1" table:number-rows-spanned="2">
            <text:p>AVG</text:p>
          </table:table-cell>
          <table:table-cell table:style-name="ce18" office:value-type="string" calcext:value-type="string" table:number-columns-spanned="1" table:number-rows-spanned="2">
            <text:p>Order AVG</text:p>
          </table:table-cell>
          <table:table-cell table:style-name="ce68" office:value-type="string" calcext:value-type="string" table:number-columns-spanned="1" table:number-rows-spanned="2">
            <text:p>TOP 3 results</text:p>
          </table:table-cell>
          <table:table-cell table:number-columns-repeated="2"/>
        </table:table-row>
        <table:table-row table:style-name="ro1">
          <table:covered-table-cell table:number-columns-repeated="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number-columns-repeated="3" table:style-name="ce4"/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With Original Dataset</text:p>
          </table:table-cell>
          <table:covered-table-cell table:style-name="ce2"/>
          <table:covered-table-cell/>
          <table:covered-table-cell table:style-name="ce2"/>
          <table:table-cell table:style-name="ce45" office:value-type="percentage" office:value="0.983033" calcext:value-type="percentage">
            <text:p>98.3033%</text:p>
          </table:table-cell>
          <table:table-cell table:style-name="ce60" office:value-type="percentage" office:value="0.986214" calcext:value-type="percentage">
            <text:p>98.6214%</text:p>
          </table:table-cell>
          <table:table-cell table:style-name="ce45" office:value-type="percentage" office:value="0.985949" calcext:value-type="percentage">
            <text:p>98.5949%</text:p>
          </table:table-cell>
          <table:table-cell table:style-name="ce13" office:value-type="percentage" office:value="0.986214" calcext:value-type="percentage">
            <text:p>98.6214%</text:p>
          </table:table-cell>
          <table:table-cell table:style-name="ce45" office:value-type="percentage" office:value="0.978131" calcext:value-type="percentage">
            <text:p>97.8131%</text:p>
          </table:table-cell>
          <table:table-cell table:style-name="ce60" office:value-type="percentage" office:value="0.98752" calcext:value-type="percentage">
            <text:p>98.7520%</text:p>
          </table:table-cell>
          <table:table-cell table:style-name="ce13" office:value-type="percentage" office:value="0.988865" calcext:value-type="percentage">
            <text:p>98.8865%</text:p>
          </table:table-cell>
          <table:table-cell table:style-name="ce13" table:formula="of:=AVERAGE([.E4:.K4])" office:value-type="percentage" office:value="0.985132285714286" calcext:value-type="percentage">
            <text:p>98.5132%</text:p>
          </table:table-cell>
          <table:table-cell table:style-name="ce16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9">
            <text:p>Discretization</text:p>
          </table:table-cell>
          <table:table-cell table:style-name="ce8" office:value-type="string" calcext:value-type="string" table:number-columns-spanned="1" table:number-rows-spanned="8">
            <text:p>Non supervised </text:p>
          </table:table-cell>
          <table:table-cell table:style-name="ce22" office:value-type="string" calcext:value-type="string" table:number-columns-spanned="1" table:number-rows-spanned="4">
            <text:p>Equal width binning</text:p>
          </table:table-cell>
          <table:table-cell table:style-name="ce26" office:value-type="string" calcext:value-type="string">
            <text:p>40 bins</text:p>
          </table:table-cell>
          <table:table-cell table:style-name="ce55" office:value-type="percentage" office:value="0.983298" calcext:value-type="percentage">
            <text:p>98.3298%</text:p>
          </table:table-cell>
          <table:table-cell office:value-type="percentage" office:value="0.984889" calcext:value-type="percentage">
            <text:p>98.4889%</text:p>
          </table:table-cell>
          <table:table-cell office:value-type="percentage" office:value="0.984093" calcext:value-type="percentage">
            <text:p>98.4093%</text:p>
          </table:table-cell>
          <table:table-cell office:value-type="percentage" office:value="0.977731" calcext:value-type="percentage">
            <text:p>97.7731%</text:p>
          </table:table-cell>
          <table:table-cell table:style-name="ce55" office:value-type="percentage" office:value="0.981445" calcext:value-type="percentage">
            <text:p>98.1445%</text:p>
          </table:table-cell>
          <table:table-cell table:style-name="ce45" office:value-type="percentage" office:value="0.983619" calcext:value-type="percentage">
            <text:p>98.3619%</text:p>
          </table:table-cell>
          <table:table-cell office:value-type="percentage" office:value="0.986214" calcext:value-type="percentage">
            <text:p>98.6214%</text:p>
          </table:table-cell>
          <table:table-cell table:formula="of:=AVERAGE([.E5:.K5])" office:value-type="percentage" office:value="0.983041285714286" calcext:value-type="percentage">
            <text:p>98.3041%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 table:number-columns-repeated="2"/>
          <table:covered-table-cell table:style-name="ce26"/>
          <table:table-cell table:style-name="ce26" office:value-type="string" calcext:value-type="string">
            <text:p>10 bins</text:p>
          </table:table-cell>
          <table:table-cell office:value-type="percentage" office:value="0.982238" calcext:value-type="percentage">
            <text:p>98.2238%</text:p>
          </table:table-cell>
          <table:table-cell office:value-type="percentage" office:value="0.979321" calcext:value-type="percentage">
            <text:p>97.9321%</text:p>
          </table:table-cell>
          <table:table-cell office:value-type="percentage" office:value="0.981177" calcext:value-type="percentage">
            <text:p>98.1177%</text:p>
          </table:table-cell>
          <table:table-cell office:value-type="percentage" office:value="0.974549" calcext:value-type="percentage">
            <text:p>97.4549%</text:p>
          </table:table-cell>
          <table:table-cell office:value-type="percentage" office:value="0.980782" calcext:value-type="percentage">
            <text:p>98.0782%</text:p>
          </table:table-cell>
          <table:table-cell office:value-type="percentage" office:value="0.978939" calcext:value-type="percentage">
            <text:p>97.8939%</text:p>
          </table:table-cell>
          <table:table-cell office:value-type="percentage" office:value="0.978791" calcext:value-type="percentage">
            <text:p>97.8791%</text:p>
          </table:table-cell>
          <table:table-cell table:formula="of:=AVERAGE([.E6:.K6])" office:value-type="percentage" office:value="0.979399571428571" calcext:value-type="percentage">
            <text:p>97.9400%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covered-table-cell table:number-columns-repeated="2"/>
          <table:covered-table-cell table:style-name="ce26"/>
          <table:table-cell table:style-name="ce26" office:value-type="string" calcext:value-type="string">
            <text:p>5 bins</text:p>
          </table:table-cell>
          <table:table-cell office:value-type="percentage" office:value="0.938494" calcext:value-type="percentage">
            <text:p>93.8494%</text:p>
          </table:table-cell>
          <table:table-cell office:value-type="percentage" office:value="0.941676" calcext:value-type="percentage">
            <text:p>94.1676%</text:p>
          </table:table-cell>
          <table:table-cell office:value-type="percentage" office:value="0.941145" calcext:value-type="percentage">
            <text:p>94.1145%</text:p>
          </table:table-cell>
          <table:table-cell office:value-type="percentage" office:value="0.937964" calcext:value-type="percentage">
            <text:p>93.7964%</text:p>
          </table:table-cell>
          <table:table-cell office:value-type="percentage" office:value="0.940358" calcext:value-type="percentage">
            <text:p>94.0358%</text:p>
          </table:table-cell>
          <table:table-cell office:value-type="percentage" office:value="0.944618" calcext:value-type="percentage">
            <text:p>94.4618%</text:p>
          </table:table-cell>
          <table:table-cell office:value-type="percentage" office:value="0.94088" calcext:value-type="percentage">
            <text:p>94.0880%</text:p>
          </table:table-cell>
          <table:table-cell table:formula="of:=AVERAGE([.E7:.K7])" office:value-type="percentage" office:value="0.940733571428571" calcext:value-type="percentage">
            <text:p>94.0734%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covered-table-cell table:number-columns-repeated="2"/>
          <table:covered-table-cell table:style-name="ce26"/>
          <table:table-cell table:style-name="ce26" office:value-type="string" calcext:value-type="string">
            <text:p>2 bins</text:p>
          </table:table-cell>
          <table:table-cell office:value-type="percentage" office:value="0.937434" calcext:value-type="percentage">
            <text:p>93.7434%</text:p>
          </table:table-cell>
          <table:table-cell office:value-type="percentage" office:value="0.938494" calcext:value-type="percentage">
            <text:p>93.8494%</text:p>
          </table:table-cell>
          <table:table-cell office:value-type="percentage" office:value="0.938229" calcext:value-type="percentage">
            <text:p>93.8229%</text:p>
          </table:table-cell>
          <table:table-cell office:value-type="percentage" office:value="0.937434" calcext:value-type="percentage">
            <text:p>93.7434%</text:p>
          </table:table-cell>
          <table:table-cell office:value-type="percentage" office:value="0.941021" calcext:value-type="percentage">
            <text:p>94.1021%</text:p>
          </table:table-cell>
          <table:table-cell office:value-type="percentage" office:value="0.932917" calcext:value-type="percentage">
            <text:p>93.2917%</text:p>
          </table:table-cell>
          <table:table-cell office:value-type="percentage" office:value="0.938494" calcext:value-type="percentage">
            <text:p>93.8494%</text:p>
          </table:table-cell>
          <table:table-cell table:formula="of:=AVERAGE([.E8:.K8])" office:value-type="percentage" office:value="0.937717571428571" calcext:value-type="percentage">
            <text:p>93.7718%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5"/>
          <table:table-cell table:style-name="ce66"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1" table:number-rows-spanned="4">
            <text:p>Equal frequency binning</text:p>
          </table:table-cell>
          <table:table-cell table:style-name="ce27" office:value-type="string" calcext:value-type="string">
            <text:p>40 bins</text:p>
          </table:table-cell>
          <table:table-cell table:style-name="ce60" office:value-type="percentage" office:value="0.985419" calcext:value-type="percentage">
            <text:p>98.5419%</text:p>
          </table:table-cell>
          <table:table-cell table:style-name="ce45" office:value-type="percentage" office:value="0.982768" calcext:value-type="percentage">
            <text:p>98.2768%</text:p>
          </table:table-cell>
          <table:table-cell table:style-name="ce45" office:value-type="percentage" office:value="0.979586" calcext:value-type="percentage">
            <text:p>97.9586%</text:p>
          </table:table-cell>
          <table:table-cell table:style-name="ce13" office:value-type="percentage" office:value="0.986214" calcext:value-type="percentage">
            <text:p>98.6214%</text:p>
          </table:table-cell>
          <table:table-cell table:style-name="ce45" office:value-type="percentage" office:value="0.980782" calcext:value-type="percentage">
            <text:p>98.0782%</text:p>
          </table:table-cell>
          <table:table-cell table:style-name="ce45" office:value-type="percentage" office:value="0.982839" calcext:value-type="percentage">
            <text:p>98.2839%</text:p>
          </table:table-cell>
          <table:table-cell table:style-name="ce45" office:value-type="percentage" office:value="0.984093" calcext:value-type="percentage">
            <text:p>98.4093%</text:p>
          </table:table-cell>
          <table:table-cell table:formula="of:=AVERAGE([.E9:.K9])" office:value-type="percentage" office:value="0.983100142857143" calcext:value-type="percentage">
            <text:p>98.3100%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number-columns-repeated="2"/>
          <table:covered-table-cell table:style-name="ce27"/>
          <table:table-cell table:style-name="ce27" office:value-type="string" calcext:value-type="string">
            <text:p>10 bins</text:p>
          </table:table-cell>
          <table:table-cell office:value-type="percentage" office:value="0.981442" calcext:value-type="percentage">
            <text:p>98.1442%</text:p>
          </table:table-cell>
          <table:table-cell office:value-type="percentage" office:value="0.977466" calcext:value-type="percentage">
            <text:p>97.7466%</text:p>
          </table:table-cell>
          <table:table-cell office:value-type="percentage" office:value="0.979056" calcext:value-type="percentage">
            <text:p>97.9056%</text:p>
          </table:table-cell>
          <table:table-cell office:value-type="percentage" office:value="0.978261" calcext:value-type="percentage">
            <text:p>97.8261%</text:p>
          </table:table-cell>
          <table:table-cell office:value-type="percentage" office:value="0.97283" calcext:value-type="percentage">
            <text:p>97.2830%</text:p>
          </table:table-cell>
          <table:table-cell office:value-type="percentage" office:value="0.979719" calcext:value-type="percentage">
            <text:p>97.9719%</text:p>
          </table:table-cell>
          <table:table-cell office:value-type="percentage" office:value="0.97561" calcext:value-type="percentage">
            <text:p>97.5610%</text:p>
          </table:table-cell>
          <table:table-cell table:formula="of:=AVERAGE([.E10:.K10])" office:value-type="percentage" office:value="0.977769142857143" calcext:value-type="percentage">
            <text:p>97.7769%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covered-table-cell table:number-columns-repeated="2"/>
          <table:covered-table-cell table:style-name="ce27"/>
          <table:table-cell table:style-name="ce27" office:value-type="string" calcext:value-type="string">
            <text:p>5 bins</text:p>
          </table:table-cell>
          <table:table-cell office:value-type="percentage" office:value="0.94088" calcext:value-type="percentage">
            <text:p>94.0880%</text:p>
          </table:table-cell>
          <table:table-cell office:value-type="percentage" office:value="0.936108" calcext:value-type="percentage">
            <text:p>93.6108%</text:p>
          </table:table-cell>
          <table:table-cell office:value-type="percentage" office:value="0.943001" calcext:value-type="percentage">
            <text:p>94.3001%</text:p>
          </table:table-cell>
          <table:table-cell office:value-type="percentage" office:value="0.939555" calcext:value-type="percentage">
            <text:p>93.9555%</text:p>
          </table:table-cell>
          <table:table-cell office:value-type="percentage" office:value="0.940358" calcext:value-type="percentage">
            <text:p>94.0358%</text:p>
          </table:table-cell>
          <table:table-cell office:value-type="percentage" office:value="0.932917" calcext:value-type="percentage">
            <text:p>93.2917%</text:p>
          </table:table-cell>
          <table:table-cell office:value-type="percentage" office:value="0.939555" calcext:value-type="percentage">
            <text:p>93.9555%</text:p>
          </table:table-cell>
          <table:table-cell table:formula="of:=AVERAGE([.E11:.K11])" office:value-type="percentage" office:value="0.938910571428571" calcext:value-type="percentage">
            <text:p>93.8911%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covered-table-cell table:number-columns-repeated="2"/>
          <table:covered-table-cell table:style-name="ce27"/>
          <table:table-cell table:style-name="ce27" office:value-type="string" calcext:value-type="string">
            <text:p>2 bins</text:p>
          </table:table-cell>
          <table:table-cell office:value-type="percentage" office:value="0.937699" calcext:value-type="percentage">
            <text:p>93.7699%</text:p>
          </table:table-cell>
          <table:table-cell office:value-type="percentage" office:value="0.934517" calcext:value-type="percentage">
            <text:p>93.4517%</text:p>
          </table:table-cell>
          <table:table-cell office:value-type="percentage" office:value="0.937434" calcext:value-type="percentage">
            <text:p>93.7434%</text:p>
          </table:table-cell>
          <table:table-cell office:value-type="percentage" office:value="0.936373" calcext:value-type="percentage">
            <text:p>93.6373%</text:p>
          </table:table-cell>
          <table:table-cell office:value-type="percentage" office:value="0.939032" calcext:value-type="percentage">
            <text:p>93.9032%</text:p>
          </table:table-cell>
          <table:table-cell office:value-type="percentage" office:value="0.940718" calcext:value-type="percentage">
            <text:p>94.0718%</text:p>
          </table:table-cell>
          <table:table-cell office:value-type="percentage" office:value="0.936108" calcext:value-type="percentage">
            <text:p>93.6108%</text:p>
          </table:table-cell>
          <table:table-cell table:formula="of:=AVERAGE([.E12:.K12])" office:value-type="percentage" office:value="0.937411571428572" calcext:value-type="percentage">
            <text:p>93.7412%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covered-table-cell/>
          <table:table-cell table:style-name="ce18" office:value-type="string" calcext:value-type="string" table:number-columns-spanned="3" table:number-rows-spanned="1">
            <text:p>Supervised</text:p>
          </table:table-cell>
          <table:covered-table-cell table:number-columns-repeated="2"/>
          <table:table-cell office:value-type="percentage" office:value="0.980382" calcext:value-type="percentage">
            <text:p>98.0382%</text:p>
          </table:table-cell>
          <table:table-cell table:number-columns-repeated="2" office:value-type="percentage" office:value="0.979586" calcext:value-type="percentage">
            <text:p>97.9586%</text:p>
          </table:table-cell>
          <table:table-cell office:value-type="percentage" office:value="0.97614" calcext:value-type="percentage">
            <text:p>97.6140%</text:p>
          </table:table-cell>
          <table:table-cell office:value-type="percentage" office:value="0.979457" calcext:value-type="percentage">
            <text:p>97.9457%</text:p>
          </table:table-cell>
          <table:table-cell office:value-type="percentage" office:value="0.977379" calcext:value-type="percentage">
            <text:p>97.7379%</text:p>
          </table:table-cell>
          <table:table-cell office:value-type="percentage" office:value="0.980117" calcext:value-type="percentage">
            <text:p>98.0117%</text:p>
          </table:table-cell>
          <table:table-cell table:formula="of:=AVERAGE([.E13:.K13])" office:value-type="percentage" office:value="0.978949571428571" calcext:value-type="percentage">
            <text:p>97.8950%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Feature Selection</text:p>
          </table:table-cell>
          <table:table-cell table:style-name="ce19" office:value-type="string" calcext:value-type="string" table:number-columns-spanned="3" table:number-rows-spanned="1">
            <text:p>With Filter</text:p>
          </table:table-cell>
          <table:covered-table-cell table:number-columns-repeated="2"/>
          <table:table-cell office:value-type="percentage" office:value="0.981972" calcext:value-type="percentage">
            <text:p>98.1972%</text:p>
          </table:table-cell>
          <table:table-cell office:value-type="percentage" office:value="0.982238" calcext:value-type="percentage">
            <text:p>98.2238%</text:p>
          </table:table-cell>
          <table:table-cell office:value-type="percentage" office:value="0.980117" calcext:value-type="percentage">
            <text:p>98.0117%</text:p>
          </table:table-cell>
          <table:table-cell office:value-type="percentage" office:value="0.980912" calcext:value-type="percentage">
            <text:p>98.0912%</text:p>
          </table:table-cell>
          <table:table-cell table:style-name="ce55" office:value-type="percentage" office:value="0.981445" calcext:value-type="percentage">
            <text:p>98.1445%</text:p>
          </table:table-cell>
          <table:table-cell office:value-type="percentage" office:value="0.977379" calcext:value-type="percentage">
            <text:p>97.7379%</text:p>
          </table:table-cell>
          <table:table-cell office:value-type="percentage" office:value="0.983563" calcext:value-type="percentage">
            <text:p>98.3563%</text:p>
          </table:table-cell>
          <table:table-cell table:formula="of:=AVERAGE([.E14:.K14])" office:value-type="percentage" office:value="0.981089428571429" calcext:value-type="percentage">
            <text:p>98.1089%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covered-table-cell/>
          <table:table-cell table:style-name="ce21" office:value-type="string" calcext:value-type="string" table:number-columns-spanned="3" table:number-rows-spanned="1">
            <text:p>With Wrapper</text:p>
          </table:table-cell>
          <table:covered-table-cell table:number-columns-repeated="2"/>
          <table:table-cell office:value-type="percentage" office:value="0.981442" calcext:value-type="percentage">
            <text:p>98.1442%</text:p>
          </table:table-cell>
          <table:table-cell office:value-type="percentage" office:value="0.981177" calcext:value-type="percentage">
            <text:p>98.1177%</text:p>
          </table:table-cell>
          <table:table-cell office:value-type="percentage" office:value="0.981707" calcext:value-type="percentage">
            <text:p>98.1707%</text:p>
          </table:table-cell>
          <table:table-cell office:value-type="percentage" office:value="0.974549" calcext:value-type="percentage">
            <text:p>97.4549%</text:p>
          </table:table-cell>
          <table:table-cell office:value-type="percentage" office:value="0.973492" calcext:value-type="percentage">
            <text:p>97.3492%</text:p>
          </table:table-cell>
          <table:table-cell table:style-name="ce55" office:value-type="percentage" office:value="0.984399" calcext:value-type="percentage">
            <text:p>98.4399%</text:p>
          </table:table-cell>
          <table:table-cell office:value-type="percentage" office:value="0.974549" calcext:value-type="percentage">
            <text:p>97.4549%</text:p>
          </table:table-cell>
          <table:table-cell table:formula="of:=AVERAGE([.E15:.K15])" office:value-type="percentage" office:value="0.978759285714286" calcext:value-type="percentage">
            <text:p>97.8759%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Missing Values</text:p>
          </table:table-cell>
          <table:table-cell table:style-name="ce22" office:value-type="string" calcext:value-type="string" table:number-columns-spanned="3" table:number-rows-spanned="1">
            <text:p>Missing Values only</text:p>
          </table:table-cell>
          <table:covered-table-cell table:number-columns-repeated="2"/>
          <table:table-cell office:value-type="percentage" office:value="0.981177" calcext:value-type="percentage">
            <text:p>98.1177%</text:p>
          </table:table-cell>
          <table:table-cell table:style-name="ce13" office:value-type="percentage" office:value="0.987805" calcext:value-type="percentage">
            <text:p>98.7805%</text:p>
          </table:table-cell>
          <table:table-cell table:style-name="ce60" office:value-type="percentage" office:value="0.98701" calcext:value-type="percentage">
            <text:p>98.7010%</text:p>
          </table:table-cell>
          <table:table-cell office:value-type="percentage" office:value="0.969777" calcext:value-type="percentage">
            <text:p>96.9777%</text:p>
          </table:table-cell>
          <table:table-cell office:value-type="percentage" office:value="0.978131" calcext:value-type="percentage">
            <text:p>97.8131%</text:p>
          </table:table-cell>
          <table:table-cell table:style-name="ce13" office:value-type="percentage" office:value="0.98986" calcext:value-type="percentage">
            <text:p>98.9860%</text:p>
          </table:table-cell>
          <table:table-cell table:style-name="ce55" office:value-type="percentage" office:value="0.98754" calcext:value-type="percentage">
            <text:p>98.7540%</text:p>
          </table:table-cell>
          <table:table-cell table:formula="of:=AVERAGE([.E16:.K16])" office:value-type="percentage" office:value="0.983042857142857" calcext:value-type="percentage">
            <text:p>98.3043%</text:p>
          </table:table-cell>
          <table:table-cell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 table:number-columns-spanned="3" table:number-rows-spanned="1">
            <text:p>Missing Values + Extreme Values</text:p>
          </table:table-cell>
          <table:covered-table-cell table:number-columns-repeated="2"/>
          <table:table-cell office:value-type="percentage" office:value="0.982079" calcext:value-type="percentage">
            <text:p>98.2079%</text:p>
          </table:table-cell>
          <table:table-cell office:value-type="percentage" office:value="0.983457" calcext:value-type="percentage">
            <text:p>98.3457%</text:p>
          </table:table-cell>
          <table:table-cell office:value-type="percentage" office:value="0.983182" calcext:value-type="percentage">
            <text:p>98.3182%</text:p>
          </table:table-cell>
          <table:table-cell office:value-type="percentage" office:value="0.98235" calcext:value-type="percentage">
            <text:p>98.2350%</text:p>
          </table:table-cell>
          <table:table-cell table:style-name="ce13" office:value-type="percentage" office:value="0.98346" calcext:value-type="percentage">
            <text:p>98.3460%</text:p>
          </table:table-cell>
          <table:table-cell office:value-type="percentage" office:value="0.982157" calcext:value-type="percentage">
            <text:p>98.2157%</text:p>
          </table:table-cell>
          <table:table-cell office:value-type="percentage" office:value="0.983457" calcext:value-type="percentage">
            <text:p>98.3457%</text:p>
          </table:table-cell>
          <table:table-cell table:formula="of:=AVERAGE([.E17:.K17])" office:value-type="percentage" office:value="0.982877428571428" calcext:value-type="percentage">
            <text:p>98.2877%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covered-table-cell/>
          <table:table-cell table:style-name="ce18" office:value-type="string" calcext:value-type="string" table:number-columns-spanned="3" table:number-rows-spanned="1">
            <text:p>Missing Values + Outliers</text:p>
          </table:table-cell>
          <table:covered-table-cell table:number-columns-repeated="2"/>
          <table:table-cell office:value-type="percentage" office:value="0.983089" calcext:value-type="percentage">
            <text:p>98.3089%</text:p>
          </table:table-cell>
          <table:table-cell table:style-name="ce55" office:value-type="percentage" office:value="0.985626" calcext:value-type="percentage">
            <text:p>98.5626%</text:p>
          </table:table-cell>
          <table:table-cell office:value-type="percentage" office:value="0.985062" calcext:value-type="percentage">
            <text:p>98.5062%</text:p>
          </table:table-cell>
          <table:table-cell table:style-name="ce55" office:value-type="percentage" office:value="0.983653" calcext:value-type="percentage">
            <text:p>98.3653%</text:p>
          </table:table-cell>
          <table:table-cell office:value-type="percentage" office:value="0.981677" calcext:value-type="percentage">
            <text:p>98.1677%</text:p>
          </table:table-cell>
          <table:table-cell office:value-type="percentage" office:value="0.983416" calcext:value-type="percentage">
            <text:p>98.3416%</text:p>
          </table:table-cell>
          <table:table-cell office:value-type="percentage" office:value="0.986189" calcext:value-type="percentage">
            <text:p>98.6189%</text:p>
          </table:table-cell>
          <table:table-cell table:style-name="ce55" table:formula="of:=AVERAGE([.E18:.K18])" office:value-type="percentage" office:value="0.984101714285714" calcext:value-type="percentage">
            <text:p>98.4102%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Combos</text:p>
          </table:table-cell>
          <table:table-cell table:style-name="ce21" office:value-type="string" calcext:value-type="string" table:number-columns-spanned="3" table:number-rows-spanned="1">
            <text:p>Missing <text:s/>+ Extreme <text:s/>+ Outliers</text:p>
          </table:table-cell>
          <table:covered-table-cell table:number-columns-repeated="2"/>
          <table:table-cell table:style-name="ce13" office:value-type="percentage" office:value="0.986624" calcext:value-type="percentage">
            <text:p>98.6624%</text:p>
          </table:table-cell>
          <table:table-cell office:value-type="percentage" office:value="0.984879" calcext:value-type="percentage">
            <text:p>98.4879%</text:p>
          </table:table-cell>
          <table:table-cell table:style-name="ce13" office:value-type="percentage" office:value="0.98895" calcext:value-type="percentage">
            <text:p>98.8950%</text:p>
          </table:table-cell>
          <table:table-cell table:style-name="ce60" office:value-type="percentage" office:value="0.986038" calcext:value-type="percentage">
            <text:p>98.6038%</text:p>
          </table:table-cell>
          <table:table-cell table:style-name="ce60" office:value-type="percentage" office:value="0.983285" calcext:value-type="percentage">
            <text:p>98.3285%</text:p>
          </table:table-cell>
          <table:table-cell office:value-type="percentage" office:value="0.976903" calcext:value-type="percentage">
            <text:p>97.6903%</text:p>
          </table:table-cell>
          <table:table-cell table:style-name="ce60" office:value-type="percentage" office:value="0.988078" calcext:value-type="percentage">
            <text:p>98.8078%</text:p>
          </table:table-cell>
          <table:table-cell table:style-name="ce60" table:formula="of:=AVERAGE([.E19:.K19])" office:value-type="percentage" office:value="0.984965285714286" calcext:value-type="percentage">
            <text:p>98.4965%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41" office:value-type="string" calcext:value-type="string" table:number-columns-spanned="3" table:number-rows-spanned="1">
            <text:p>Missing <text:s/>+ Extreme <text:s/>+ Outliers + frequency 40</text:p>
          </table:table-cell>
          <table:covered-table-cell table:number-columns-repeated="2" table:style-name="ce6"/>
          <table:table-cell table:style-name="ce45" office:value-type="percentage" office:value="0.982262" calcext:value-type="percentage">
            <text:p>98.2262%</text:p>
          </table:table-cell>
          <table:table-cell table:style-name="ce45" office:value-type="percentage" office:value="0.984879" calcext:value-type="percentage">
            <text:p>98.4879%</text:p>
          </table:table-cell>
          <table:table-cell table:style-name="ce55" office:value-type="percentage" office:value="0.986915" calcext:value-type="percentage">
            <text:p>98.6915%</text:p>
          </table:table-cell>
          <table:table-cell table:style-name="ce45" office:value-type="percentage" office:value="0.977312" calcext:value-type="percentage">
            <text:p>97.7312%</text:p>
          </table:table-cell>
          <table:table-cell table:style-name="ce45" office:value-type="percentage" office:value="0.976017" calcext:value-type="percentage">
            <text:p>97.6017%</text:p>
          </table:table-cell>
          <table:table-cell table:style-name="ce45" office:value-type="percentage" office:value="0.972626" calcext:value-type="percentage">
            <text:p>97.2626%</text:p>
          </table:table-cell>
          <table:table-cell table:style-name="ce45" office:value-type="percentage" office:value="0.984589" calcext:value-type="percentage">
            <text:p>98.4589%</text:p>
          </table:table-cell>
          <table:table-cell table:style-name="ce45" table:formula="of:=AVERAGE([.E20:.K20])" office:value-type="percentage" office:value="0.980657142857143" calcext:value-type="percentage">
            <text:p>98.0657%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3"/>
        </table:table-row>
      </table:table>
      <table:table table:name="Part stuff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24" table:default-cell-style-name="Default"/>
        <table:table-row table:style-name="ro1">
          <table:table-cell table:style-name="ce58" office:value-type="string" calcext:value-type="string" table:number-columns-spanned="9" table:number-rows-spanned="1">
            <text:p>PART</text:p>
          </table:table-cell>
          <table:covered-table-cell table:number-columns-repeated="8" table:style-name="ce62"/>
        </table:table-row>
        <table:table-row table:style-name="ro1">
          <table:table-cell table:style-name="ce2" office:value-type="string" calcext:value-type="string" table:number-columns-spanned="2" table:number-rows-spanned="2">
            <text:p>Preprocessing method</text:p>
          </table:table-cell>
          <table:covered-table-cell table:style-name="ce4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style-name="ce4"/>
        </table:table-row>
        <table:table-row table:style-name="ro1">
          <table:table-cell table:style-name="ce59" office:value-type="string" calcext:value-type="string" table:number-columns-spanned="2" table:number-rows-spanned="1">
            <text:p>With Original Dataset</text:p>
          </table:table-cell>
          <table:covered-table-cell table:style-name="ce2"/>
          <table:table-cell table:style-name="ce45" office:value-type="percentage" office:value="0.983033" calcext:value-type="percentage">
            <text:p>98.3033%</text:p>
          </table:table-cell>
          <table:table-cell table:style-name="ce44" office:value-type="percentage" office:value="0.986214" calcext:value-type="percentage">
            <text:p>98.6214%</text:p>
          </table:table-cell>
          <table:table-cell table:style-name="ce44" office:value-type="percentage" office:value="0.985949" calcext:value-type="percentage">
            <text:p>98.5949%</text:p>
          </table:table-cell>
          <table:table-cell table:style-name="ce13" office:value-type="percentage" office:value="0.986214" calcext:value-type="percentage">
            <text:p>98.6214%</text:p>
          </table:table-cell>
          <table:table-cell table:style-name="ce45" office:value-type="percentage" office:value="0.978131" calcext:value-type="percentage">
            <text:p>97.8131%</text:p>
          </table:table-cell>
          <table:table-cell table:style-name="ce44" office:value-type="percentage" office:value="0.98752" calcext:value-type="percentage">
            <text:p>98.7520%</text:p>
          </table:table-cell>
          <table:table-cell table:style-name="ce13" office:value-type="percentage" office:value="0.988865" calcext:value-type="percentage">
            <text:p>98.8865%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4">
            <text:p>Equal width binning</text:p>
          </table:table-cell>
          <table:table-cell table:style-name="ce26" office:value-type="string" calcext:value-type="string">
            <text:p>40 bins</text:p>
          </table:table-cell>
          <table:table-cell table:style-name="ce44" office:value-type="percentage" office:value="0.983298" calcext:value-type="percentage">
            <text:p>98.3298%</text:p>
          </table:table-cell>
          <table:table-cell table:style-name="ce12" office:value-type="percentage" office:value="0.984889" calcext:value-type="percentage">
            <text:p>98.4889%</text:p>
          </table:table-cell>
          <table:table-cell table:style-name="ce12" office:value-type="percentage" office:value="0.984093" calcext:value-type="percentage">
            <text:p>98.4093%</text:p>
          </table:table-cell>
          <table:table-cell table:style-name="ce12" office:value-type="percentage" office:value="0.977731" calcext:value-type="percentage">
            <text:p>97.7731%</text:p>
          </table:table-cell>
          <table:table-cell table:style-name="ce44" office:value-type="percentage" office:value="0.981445" calcext:value-type="percentage">
            <text:p>98.1445%</text:p>
          </table:table-cell>
          <table:table-cell table:style-name="ce45" office:value-type="percentage" office:value="0.983619" calcext:value-type="percentage">
            <text:p>98.3619%</text:p>
          </table:table-cell>
          <table:table-cell table:style-name="ce12" office:value-type="percentage" office:value="0.986214" calcext:value-type="percentage">
            <text:p>98.6214%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10 bins</text:p>
          </table:table-cell>
          <table:table-cell table:style-name="ce12" office:value-type="percentage" office:value="0.982238" calcext:value-type="percentage">
            <text:p>98.2238%</text:p>
          </table:table-cell>
          <table:table-cell table:style-name="ce12" office:value-type="percentage" office:value="0.979321" calcext:value-type="percentage">
            <text:p>97.9321%</text:p>
          </table:table-cell>
          <table:table-cell table:style-name="ce12" office:value-type="percentage" office:value="0.981177" calcext:value-type="percentage">
            <text:p>98.1177%</text:p>
          </table:table-cell>
          <table:table-cell table:style-name="ce12" office:value-type="percentage" office:value="0.974549" calcext:value-type="percentage">
            <text:p>97.4549%</text:p>
          </table:table-cell>
          <table:table-cell table:style-name="ce12" office:value-type="percentage" office:value="0.980782" calcext:value-type="percentage">
            <text:p>98.0782%</text:p>
          </table:table-cell>
          <table:table-cell table:style-name="ce12" office:value-type="percentage" office:value="0.978939" calcext:value-type="percentage">
            <text:p>97.8939%</text:p>
          </table:table-cell>
          <table:table-cell table:style-name="ce12" office:value-type="percentage" office:value="0.978791" calcext:value-type="percentage">
            <text:p>97.8791%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5 bins</text:p>
          </table:table-cell>
          <table:table-cell table:style-name="ce12" office:value-type="percentage" office:value="0.938494" calcext:value-type="percentage">
            <text:p>93.8494%</text:p>
          </table:table-cell>
          <table:table-cell table:style-name="ce12" office:value-type="percentage" office:value="0.941676" calcext:value-type="percentage">
            <text:p>94.1676%</text:p>
          </table:table-cell>
          <table:table-cell table:style-name="ce12" office:value-type="percentage" office:value="0.941145" calcext:value-type="percentage">
            <text:p>94.1145%</text:p>
          </table:table-cell>
          <table:table-cell table:style-name="ce12" office:value-type="percentage" office:value="0.937964" calcext:value-type="percentage">
            <text:p>93.7964%</text:p>
          </table:table-cell>
          <table:table-cell table:style-name="ce12" office:value-type="percentage" office:value="0.940358" calcext:value-type="percentage">
            <text:p>94.0358%</text:p>
          </table:table-cell>
          <table:table-cell table:style-name="ce12" office:value-type="percentage" office:value="0.944618" calcext:value-type="percentage">
            <text:p>94.4618%</text:p>
          </table:table-cell>
          <table:table-cell table:style-name="ce12" office:value-type="percentage" office:value="0.94088" calcext:value-type="percentage">
            <text:p>94.0880%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2 bins</text:p>
          </table:table-cell>
          <table:table-cell table:style-name="ce12" office:value-type="percentage" office:value="0.937434" calcext:value-type="percentage">
            <text:p>93.7434%</text:p>
          </table:table-cell>
          <table:table-cell table:style-name="ce12" office:value-type="percentage" office:value="0.938494" calcext:value-type="percentage">
            <text:p>93.8494%</text:p>
          </table:table-cell>
          <table:table-cell table:style-name="ce12" office:value-type="percentage" office:value="0.938229" calcext:value-type="percentage">
            <text:p>93.8229%</text:p>
          </table:table-cell>
          <table:table-cell table:style-name="ce12" office:value-type="percentage" office:value="0.937434" calcext:value-type="percentage">
            <text:p>93.7434%</text:p>
          </table:table-cell>
          <table:table-cell table:style-name="ce12" office:value-type="percentage" office:value="0.941021" calcext:value-type="percentage">
            <text:p>94.1021%</text:p>
          </table:table-cell>
          <table:table-cell table:style-name="ce12" office:value-type="percentage" office:value="0.932917" calcext:value-type="percentage">
            <text:p>93.2917%</text:p>
          </table:table-cell>
          <table:table-cell table:style-name="ce12" office:value-type="percentage" office:value="0.938494" calcext:value-type="percentage">
            <text:p>93.8494%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61" office:value-type="string" calcext:value-type="string" table:number-columns-spanned="9" table:number-rows-spanned="1">
            <text:p>PART</text:p>
          </table:table-cell>
          <table:covered-table-cell table:number-columns-repeated="8" table:style-name="ce63"/>
        </table:table-row>
        <table:table-row table:style-name="ro1">
          <table:table-cell table:style-name="ce2" office:value-type="string" calcext:value-type="string" table:number-columns-spanned="2" table:number-rows-spanned="2">
            <text:p>Preprocessing method</text:p>
          </table:table-cell>
          <table:covered-table-cell table:style-name="ce4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style-name="ce4"/>
        </table:table-row>
        <table:table-row table:style-name="ro1">
          <table:table-cell table:style-name="ce59" office:value-type="string" calcext:value-type="string" table:number-columns-spanned="2" table:number-rows-spanned="1">
            <text:p>With Original Dataset</text:p>
          </table:table-cell>
          <table:covered-table-cell table:style-name="ce2"/>
          <table:table-cell table:style-name="ce45" office:value-type="percentage" office:value="0.983033" calcext:value-type="percentage">
            <text:p>98.3033%</text:p>
          </table:table-cell>
          <table:table-cell table:style-name="ce44" office:value-type="percentage" office:value="0.986214" calcext:value-type="percentage">
            <text:p>98.6214%</text:p>
          </table:table-cell>
          <table:table-cell table:style-name="ce44" office:value-type="percentage" office:value="0.985949" calcext:value-type="percentage">
            <text:p>98.5949%</text:p>
          </table:table-cell>
          <table:table-cell table:style-name="ce44" office:value-type="percentage" office:value="0.986214" calcext:value-type="percentage">
            <text:p>98.6214%</text:p>
          </table:table-cell>
          <table:table-cell table:style-name="ce45" office:value-type="percentage" office:value="0.978131" calcext:value-type="percentage">
            <text:p>97.8131%</text:p>
          </table:table-cell>
          <table:table-cell table:style-name="ce44" office:value-type="percentage" office:value="0.98752" calcext:value-type="percentage">
            <text:p>98.7520%</text:p>
          </table:table-cell>
          <table:table-cell table:style-name="ce44" office:value-type="percentage" office:value="0.988865" calcext:value-type="percentage">
            <text:p>98.8865%</text:p>
          </table:table-cell>
        </table:table-row>
        <table:table-row table:style-name="ro1">
          <table:table-cell table:style-name="ce21" office:value-type="string" calcext:value-type="string" table:number-columns-spanned="1" table:number-rows-spanned="4">
            <text:p>Equal frequency binning</text:p>
          </table:table-cell>
          <table:table-cell table:style-name="ce27" office:value-type="string" calcext:value-type="string">
            <text:p>40 bins</text:p>
          </table:table-cell>
          <table:table-cell table:style-name="ce44" office:value-type="percentage" office:value="0.985419" calcext:value-type="percentage">
            <text:p>98.5419%</text:p>
          </table:table-cell>
          <table:table-cell table:style-name="ce45" office:value-type="percentage" office:value="0.982768" calcext:value-type="percentage">
            <text:p>98.2768%</text:p>
          </table:table-cell>
          <table:table-cell table:style-name="ce45" office:value-type="percentage" office:value="0.979586" calcext:value-type="percentage">
            <text:p>97.9586%</text:p>
          </table:table-cell>
          <table:table-cell table:style-name="ce44" office:value-type="percentage" office:value="0.986214" calcext:value-type="percentage">
            <text:p>98.6214%</text:p>
          </table:table-cell>
          <table:table-cell table:style-name="ce44" office:value-type="percentage" office:value="0.980782" calcext:value-type="percentage">
            <text:p>98.0782%</text:p>
          </table:table-cell>
          <table:table-cell table:style-name="ce45" office:value-type="percentage" office:value="0.982839" calcext:value-type="percentage">
            <text:p>98.2839%</text:p>
          </table:table-cell>
          <table:table-cell table:style-name="ce45" office:value-type="percentage" office:value="0.984093" calcext:value-type="percentage">
            <text:p>98.4093%</text:p>
          </table:table-cell>
        </table:table-row>
        <table:table-row table:style-name="ro1">
          <table:covered-table-cell table:style-name="ce27"/>
          <table:table-cell table:style-name="ce27" office:value-type="string" calcext:value-type="string">
            <text:p>10 bins</text:p>
          </table:table-cell>
          <table:table-cell table:style-name="ce12" office:value-type="percentage" office:value="0.981442" calcext:value-type="percentage">
            <text:p>98.1442%</text:p>
          </table:table-cell>
          <table:table-cell table:style-name="ce12" office:value-type="percentage" office:value="0.977466" calcext:value-type="percentage">
            <text:p>97.7466%</text:p>
          </table:table-cell>
          <table:table-cell table:style-name="ce12" office:value-type="percentage" office:value="0.979056" calcext:value-type="percentage">
            <text:p>97.9056%</text:p>
          </table:table-cell>
          <table:table-cell table:style-name="ce12" office:value-type="percentage" office:value="0.978261" calcext:value-type="percentage">
            <text:p>97.8261%</text:p>
          </table:table-cell>
          <table:table-cell table:style-name="ce12" office:value-type="percentage" office:value="0.97283" calcext:value-type="percentage">
            <text:p>97.2830%</text:p>
          </table:table-cell>
          <table:table-cell table:style-name="ce12" office:value-type="percentage" office:value="0.979719" calcext:value-type="percentage">
            <text:p>97.9719%</text:p>
          </table:table-cell>
          <table:table-cell table:style-name="ce12" office:value-type="percentage" office:value="0.97561" calcext:value-type="percentage">
            <text:p>97.5610%</text:p>
          </table:table-cell>
        </table:table-row>
        <table:table-row table:style-name="ro1">
          <table:covered-table-cell table:style-name="ce27"/>
          <table:table-cell table:style-name="ce27" office:value-type="string" calcext:value-type="string">
            <text:p>5 bins</text:p>
          </table:table-cell>
          <table:table-cell table:style-name="ce12" office:value-type="percentage" office:value="0.94088" calcext:value-type="percentage">
            <text:p>94.0880%</text:p>
          </table:table-cell>
          <table:table-cell table:style-name="ce12" office:value-type="percentage" office:value="0.936108" calcext:value-type="percentage">
            <text:p>93.6108%</text:p>
          </table:table-cell>
          <table:table-cell table:style-name="ce12" office:value-type="percentage" office:value="0.943001" calcext:value-type="percentage">
            <text:p>94.3001%</text:p>
          </table:table-cell>
          <table:table-cell table:style-name="ce12" office:value-type="percentage" office:value="0.939555" calcext:value-type="percentage">
            <text:p>93.9555%</text:p>
          </table:table-cell>
          <table:table-cell table:style-name="ce12" office:value-type="percentage" office:value="0.940358" calcext:value-type="percentage">
            <text:p>94.0358%</text:p>
          </table:table-cell>
          <table:table-cell table:style-name="ce12" office:value-type="percentage" office:value="0.932917" calcext:value-type="percentage">
            <text:p>93.2917%</text:p>
          </table:table-cell>
          <table:table-cell table:style-name="ce12" office:value-type="percentage" office:value="0.939555" calcext:value-type="percentage">
            <text:p>93.9555%</text:p>
          </table:table-cell>
        </table:table-row>
        <table:table-row table:style-name="ro1">
          <table:covered-table-cell table:style-name="ce27"/>
          <table:table-cell table:style-name="ce27" office:value-type="string" calcext:value-type="string">
            <text:p>2 bins</text:p>
          </table:table-cell>
          <table:table-cell table:style-name="ce12" office:value-type="percentage" office:value="0.937699" calcext:value-type="percentage">
            <text:p>93.7699%</text:p>
          </table:table-cell>
          <table:table-cell table:style-name="ce12" office:value-type="percentage" office:value="0.934517" calcext:value-type="percentage">
            <text:p>93.4517%</text:p>
          </table:table-cell>
          <table:table-cell table:style-name="ce12" office:value-type="percentage" office:value="0.937434" calcext:value-type="percentage">
            <text:p>93.7434%</text:p>
          </table:table-cell>
          <table:table-cell table:style-name="ce12" office:value-type="percentage" office:value="0.936373" calcext:value-type="percentage">
            <text:p>93.6373%</text:p>
          </table:table-cell>
          <table:table-cell table:style-name="ce12" office:value-type="percentage" office:value="0.939032" calcext:value-type="percentage">
            <text:p>93.9032%</text:p>
          </table:table-cell>
          <table:table-cell table:style-name="ce12" office:value-type="percentage" office:value="0.940718" calcext:value-type="percentage">
            <text:p>94.0718%</text:p>
          </table:table-cell>
          <table:table-cell table:style-name="ce12" office:value-type="percentage" office:value="0.936108" calcext:value-type="percentage">
            <text:p>93.6108%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61" office:value-type="string" calcext:value-type="string" table:number-columns-spanned="9" table:number-rows-spanned="1">
            <text:p>PART</text:p>
          </table:table-cell>
          <table:covered-table-cell table:number-columns-repeated="8" table:style-name="ce63"/>
        </table:table-row>
        <table:table-row table:style-name="ro1">
          <table:table-cell table:style-name="ce2" office:value-type="string" calcext:value-type="string" table:number-columns-spanned="2" table:number-rows-spanned="2">
            <text:p>Preprocessing method</text:p>
          </table:table-cell>
          <table:covered-table-cell table:style-name="ce4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style-name="ce4"/>
        </table:table-row>
        <table:table-row table:style-name="ro1">
          <table:table-cell table:style-name="ce59" office:value-type="string" calcext:value-type="string" table:number-columns-spanned="2" table:number-rows-spanned="1">
            <text:p>With Original Dataset</text:p>
          </table:table-cell>
          <table:covered-table-cell table:style-name="ce2"/>
          <table:table-cell table:style-name="ce44" office:value-type="percentage" office:value="0.983033" calcext:value-type="percentage">
            <text:p>98.3033%</text:p>
          </table:table-cell>
          <table:table-cell table:style-name="ce44" office:value-type="percentage" office:value="0.986214" calcext:value-type="percentage">
            <text:p>98.6214%</text:p>
          </table:table-cell>
          <table:table-cell table:style-name="ce44" office:value-type="percentage" office:value="0.985949" calcext:value-type="percentage">
            <text:p>98.5949%</text:p>
          </table:table-cell>
          <table:table-cell table:style-name="ce44" office:value-type="percentage" office:value="0.986214" calcext:value-type="percentage">
            <text:p>98.6214%</text:p>
          </table:table-cell>
          <table:table-cell table:style-name="ce45" office:value-type="percentage" office:value="0.978131" calcext:value-type="percentage">
            <text:p>97.8131%</text:p>
          </table:table-cell>
          <table:table-cell table:style-name="ce44" office:value-type="percentage" office:value="0.98752" calcext:value-type="percentage">
            <text:p>98.7520%</text:p>
          </table:table-cell>
          <table:table-cell table:style-name="ce44" office:value-type="percentage" office:value="0.988865" calcext:value-type="percentage">
            <text:p>98.8865%</text:p>
          </table:table-cell>
        </table:table-row>
        <table:table-row table:style-name="ro1">
          <table:table-cell table:style-name="ce18" office:value-type="string" calcext:value-type="string" table:number-columns-spanned="2" table:number-rows-spanned="1">
            <text:p>Supervised</text:p>
          </table:table-cell>
          <table:covered-table-cell table:style-name="ce4"/>
          <table:table-cell table:style-name="ce12" office:value-type="percentage" office:value="0.980382" calcext:value-type="percentage">
            <text:p>98.0382%</text:p>
          </table:table-cell>
          <table:table-cell table:number-columns-repeated="2" table:style-name="ce12" office:value-type="percentage" office:value="0.979586" calcext:value-type="percentage">
            <text:p>97.9586%</text:p>
          </table:table-cell>
          <table:table-cell table:style-name="ce12" office:value-type="percentage" office:value="0.97614" calcext:value-type="percentage">
            <text:p>97.6140%</text:p>
          </table:table-cell>
          <table:table-cell table:style-name="ce44" office:value-type="percentage" office:value="0.979457" calcext:value-type="percentage">
            <text:p>97.9457%</text:p>
          </table:table-cell>
          <table:table-cell table:style-name="ce12" office:value-type="percentage" office:value="0.977379" calcext:value-type="percentage">
            <text:p>97.7379%</text:p>
          </table:table-cell>
          <table:table-cell table:style-name="ce12" office:value-type="percentage" office:value="0.980117" calcext:value-type="percentage">
            <text:p>98.0117%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61" office:value-type="string" calcext:value-type="string" table:number-columns-spanned="9" table:number-rows-spanned="1">
            <text:p>PART</text:p>
          </table:table-cell>
          <table:covered-table-cell table:number-columns-repeated="8" table:style-name="ce63"/>
        </table:table-row>
        <table:table-row table:style-name="ro1">
          <table:table-cell table:style-name="ce2" office:value-type="string" calcext:value-type="string" table:number-columns-spanned="2" table:number-rows-spanned="2">
            <text:p>Preprocessing method</text:p>
          </table:table-cell>
          <table:covered-table-cell table:style-name="ce4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style-name="ce4"/>
        </table:table-row>
        <table:table-row table:style-name="ro1">
          <table:table-cell table:style-name="ce59" office:value-type="string" calcext:value-type="string" table:number-columns-spanned="2" table:number-rows-spanned="1">
            <text:p>With Original Dataset</text:p>
          </table:table-cell>
          <table:covered-table-cell table:style-name="ce2"/>
          <table:table-cell table:style-name="ce44" office:value-type="percentage" office:value="0.983033" calcext:value-type="percentage">
            <text:p>98.3033%</text:p>
          </table:table-cell>
          <table:table-cell table:style-name="ce44" office:value-type="percentage" office:value="0.986214" calcext:value-type="percentage">
            <text:p>98.6214%</text:p>
          </table:table-cell>
          <table:table-cell table:style-name="ce44" office:value-type="percentage" office:value="0.985949" calcext:value-type="percentage">
            <text:p>98.5949%</text:p>
          </table:table-cell>
          <table:table-cell table:style-name="ce44" office:value-type="percentage" office:value="0.986214" calcext:value-type="percentage">
            <text:p>98.6214%</text:p>
          </table:table-cell>
          <table:table-cell table:style-name="ce45" office:value-type="percentage" office:value="0.978131" calcext:value-type="percentage">
            <text:p>97.8131%</text:p>
          </table:table-cell>
          <table:table-cell table:style-name="ce44" office:value-type="percentage" office:value="0.98752" calcext:value-type="percentage">
            <text:p>98.7520%</text:p>
          </table:table-cell>
          <table:table-cell table:style-name="ce44" office:value-type="percentage" office:value="0.988865" calcext:value-type="percentage">
            <text:p>98.8865%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With Filter</text:p>
          </table:table-cell>
          <table:covered-table-cell table:style-name="ce4"/>
          <table:table-cell table:style-name="ce12" office:value-type="percentage" office:value="0.981972" calcext:value-type="percentage">
            <text:p>98.1972%</text:p>
          </table:table-cell>
          <table:table-cell table:style-name="ce12" office:value-type="percentage" office:value="0.982238" calcext:value-type="percentage">
            <text:p>98.2238%</text:p>
          </table:table-cell>
          <table:table-cell table:style-name="ce12" office:value-type="percentage" office:value="0.980117" calcext:value-type="percentage">
            <text:p>98.0117%</text:p>
          </table:table-cell>
          <table:table-cell table:style-name="ce12" office:value-type="percentage" office:value="0.980912" calcext:value-type="percentage">
            <text:p>98.0912%</text:p>
          </table:table-cell>
          <table:table-cell table:style-name="ce44" office:value-type="percentage" office:value="0.981445" calcext:value-type="percentage">
            <text:p>98.1445%</text:p>
          </table:table-cell>
          <table:table-cell table:style-name="ce12" office:value-type="percentage" office:value="0.977379" calcext:value-type="percentage">
            <text:p>97.7379%</text:p>
          </table:table-cell>
          <table:table-cell table:style-name="ce12" office:value-type="percentage" office:value="0.983563" calcext:value-type="percentage">
            <text:p>98.3563%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With Wrapper</text:p>
          </table:table-cell>
          <table:covered-table-cell table:style-name="ce4"/>
          <table:table-cell table:style-name="ce12" office:value-type="percentage" office:value="0.981442" calcext:value-type="percentage">
            <text:p>98.1442%</text:p>
          </table:table-cell>
          <table:table-cell table:style-name="ce12" office:value-type="percentage" office:value="0.981177" calcext:value-type="percentage">
            <text:p>98.1177%</text:p>
          </table:table-cell>
          <table:table-cell table:style-name="ce12" office:value-type="percentage" office:value="0.981707" calcext:value-type="percentage">
            <text:p>98.1707%</text:p>
          </table:table-cell>
          <table:table-cell table:style-name="ce12" office:value-type="percentage" office:value="0.974549" calcext:value-type="percentage">
            <text:p>97.4549%</text:p>
          </table:table-cell>
          <table:table-cell table:style-name="ce12" office:value-type="percentage" office:value="0.973492" calcext:value-type="percentage">
            <text:p>97.3492%</text:p>
          </table:table-cell>
          <table:table-cell table:style-name="ce45" office:value-type="percentage" office:value="0.984399" calcext:value-type="percentage">
            <text:p>98.4399%</text:p>
          </table:table-cell>
          <table:table-cell table:style-name="ce12" office:value-type="percentage" office:value="0.974549" calcext:value-type="percentage">
            <text:p>97.4549%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61" office:value-type="string" calcext:value-type="string" table:number-columns-spanned="9" table:number-rows-spanned="1">
            <text:p>PART</text:p>
          </table:table-cell>
          <table:covered-table-cell table:number-columns-repeated="8" table:style-name="ce63"/>
        </table:table-row>
        <table:table-row table:style-name="ro1">
          <table:table-cell table:style-name="ce2" office:value-type="string" calcext:value-type="string" table:number-columns-spanned="2" table:number-rows-spanned="2">
            <text:p>Preprocessing method</text:p>
          </table:table-cell>
          <table:covered-table-cell table:style-name="ce4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style-name="ce4"/>
        </table:table-row>
        <table:table-row table:style-name="ro1">
          <table:table-cell table:style-name="ce59" office:value-type="string" calcext:value-type="string" table:number-columns-spanned="2" table:number-rows-spanned="1">
            <text:p>With Original Dataset</text:p>
          </table:table-cell>
          <table:covered-table-cell table:style-name="ce2"/>
          <table:table-cell table:style-name="ce45" office:value-type="percentage" office:value="0.983033" calcext:value-type="percentage">
            <text:p>98.3033%</text:p>
          </table:table-cell>
          <table:table-cell table:style-name="ce45" office:value-type="percentage" office:value="0.986214" calcext:value-type="percentage">
            <text:p>98.6214%</text:p>
          </table:table-cell>
          <table:table-cell table:style-name="ce45" office:value-type="percentage" office:value="0.985949" calcext:value-type="percentage">
            <text:p>98.5949%</text:p>
          </table:table-cell>
          <table:table-cell table:style-name="ce44" office:value-type="percentage" office:value="0.986214" calcext:value-type="percentage">
            <text:p>98.6214%</text:p>
          </table:table-cell>
          <table:table-cell table:style-name="ce45" office:value-type="percentage" office:value="0.978131" calcext:value-type="percentage">
            <text:p>97.8131%</text:p>
          </table:table-cell>
          <table:table-cell table:style-name="ce45" office:value-type="percentage" office:value="0.98752" calcext:value-type="percentage">
            <text:p>98.7520%</text:p>
          </table:table-cell>
          <table:table-cell table:style-name="ce44" office:value-type="percentage" office:value="0.988865" calcext:value-type="percentage">
            <text:p>98.8865%</text:p>
          </table:table-cell>
        </table:table-row>
        <table:table-row table:style-name="ro1">
          <table:table-cell table:style-name="ce22" office:value-type="string" calcext:value-type="string" table:number-columns-spanned="2" table:number-rows-spanned="1">
            <text:p>Missing Values only</text:p>
          </table:table-cell>
          <table:covered-table-cell table:style-name="ce4"/>
          <table:table-cell table:style-name="ce12" office:value-type="percentage" office:value="0.981177" calcext:value-type="percentage">
            <text:p>98.1177%</text:p>
          </table:table-cell>
          <table:table-cell table:style-name="ce69" office:value-type="percentage" office:value="0.987805" calcext:value-type="percentage">
            <text:p>98.7805%</text:p>
          </table:table-cell>
          <table:table-cell table:style-name="ce44" office:value-type="percentage" office:value="0.98701" calcext:value-type="percentage">
            <text:p>98.7010%</text:p>
          </table:table-cell>
          <table:table-cell table:style-name="ce12" office:value-type="percentage" office:value="0.969777" calcext:value-type="percentage">
            <text:p>96.9777%</text:p>
          </table:table-cell>
          <table:table-cell table:style-name="ce12" office:value-type="percentage" office:value="0.978131" calcext:value-type="percentage">
            <text:p>97.8131%</text:p>
          </table:table-cell>
          <table:table-cell table:style-name="ce44" office:value-type="percentage" office:value="0.98986" calcext:value-type="percentage">
            <text:p>98.9860%</text:p>
          </table:table-cell>
          <table:table-cell table:style-name="ce45" office:value-type="percentage" office:value="0.98754" calcext:value-type="percentage">
            <text:p>98.7540%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issing Values + Extreme Values</text:p>
          </table:table-cell>
          <table:covered-table-cell table:style-name="ce4"/>
          <table:table-cell table:style-name="ce12" office:value-type="percentage" office:value="0.982079" calcext:value-type="percentage">
            <text:p>98.2079%</text:p>
          </table:table-cell>
          <table:table-cell table:style-name="ce12" office:value-type="percentage" office:value="0.983457" calcext:value-type="percentage">
            <text:p>98.3457%</text:p>
          </table:table-cell>
          <table:table-cell table:style-name="ce12" office:value-type="percentage" office:value="0.983182" calcext:value-type="percentage">
            <text:p>98.3182%</text:p>
          </table:table-cell>
          <table:table-cell table:style-name="ce12" office:value-type="percentage" office:value="0.98235" calcext:value-type="percentage">
            <text:p>98.2350%</text:p>
          </table:table-cell>
          <table:table-cell table:style-name="ce44" office:value-type="percentage" office:value="0.98346" calcext:value-type="percentage">
            <text:p>98.3460%</text:p>
          </table:table-cell>
          <table:table-cell table:style-name="ce12" office:value-type="percentage" office:value="0.982157" calcext:value-type="percentage">
            <text:p>98.2157%</text:p>
          </table:table-cell>
          <table:table-cell table:style-name="ce12" office:value-type="percentage" office:value="0.983457" calcext:value-type="percentage">
            <text:p>98.3457%</text:p>
          </table:table-cell>
        </table:table-row>
        <table:table-row table:style-name="ro1">
          <table:table-cell table:style-name="ce18" office:value-type="string" calcext:value-type="string" table:number-columns-spanned="2" table:number-rows-spanned="1">
            <text:p>Missing Values + Outliers</text:p>
          </table:table-cell>
          <table:covered-table-cell table:style-name="ce4"/>
          <table:table-cell table:style-name="ce44" office:value-type="percentage" office:value="0.983089" calcext:value-type="percentage">
            <text:p>98.3089%</text:p>
          </table:table-cell>
          <table:table-cell table:style-name="ce45" office:value-type="percentage" office:value="0.985626" calcext:value-type="percentage">
            <text:p>98.5626%</text:p>
          </table:table-cell>
          <table:table-cell table:style-name="ce12" office:value-type="percentage" office:value="0.985062" calcext:value-type="percentage">
            <text:p>98.5062%</text:p>
          </table:table-cell>
          <table:table-cell table:style-name="ce45" office:value-type="percentage" office:value="0.983653" calcext:value-type="percentage">
            <text:p>98.3653%</text:p>
          </table:table-cell>
          <table:table-cell table:style-name="ce12" office:value-type="percentage" office:value="0.981677" calcext:value-type="percentage">
            <text:p>98.1677%</text:p>
          </table:table-cell>
          <table:table-cell table:style-name="ce12" office:value-type="percentage" office:value="0.983416" calcext:value-type="percentage">
            <text:p>98.3416%</text:p>
          </table:table-cell>
          <table:table-cell table:style-name="ce12" office:value-type="percentage" office:value="0.986189" calcext:value-type="percentage">
            <text:p>98.6189%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61" office:value-type="string" calcext:value-type="string" table:number-columns-spanned="9" table:number-rows-spanned="1">
            <text:p>PART</text:p>
          </table:table-cell>
          <table:covered-table-cell table:number-columns-repeated="8" table:style-name="ce63"/>
        </table:table-row>
        <table:table-row table:style-name="ro1">
          <table:table-cell table:style-name="ce2" office:value-type="string" calcext:value-type="string" table:number-columns-spanned="2" table:number-rows-spanned="2">
            <text:p>Preprocessing method</text:p>
          </table:table-cell>
          <table:covered-table-cell table:style-name="ce4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style-name="ce4"/>
        </table:table-row>
        <table:table-row table:style-name="ro1">
          <table:table-cell table:style-name="ce59" office:value-type="string" calcext:value-type="string" table:number-columns-spanned="2" table:number-rows-spanned="1">
            <text:p>With Original Dataset</text:p>
          </table:table-cell>
          <table:covered-table-cell table:style-name="ce2"/>
          <table:table-cell table:style-name="ce45" office:value-type="percentage" office:value="0.983033" calcext:value-type="percentage">
            <text:p>98.3033%</text:p>
          </table:table-cell>
          <table:table-cell table:style-name="ce44" office:value-type="percentage" office:value="0.986214" calcext:value-type="percentage">
            <text:p>98.6214%</text:p>
          </table:table-cell>
          <table:table-cell table:style-name="ce45" office:value-type="percentage" office:value="0.985949" calcext:value-type="percentage">
            <text:p>98.5949%</text:p>
          </table:table-cell>
          <table:table-cell table:style-name="ce44" office:value-type="percentage" office:value="0.986214" calcext:value-type="percentage">
            <text:p>98.6214%</text:p>
          </table:table-cell>
          <table:table-cell table:style-name="ce45" office:value-type="percentage" office:value="0.978131" calcext:value-type="percentage">
            <text:p>97.8131%</text:p>
          </table:table-cell>
          <table:table-cell table:style-name="ce44" office:value-type="percentage" office:value="0.98752" calcext:value-type="percentage">
            <text:p>98.7520%</text:p>
          </table:table-cell>
          <table:table-cell table:style-name="ce44" office:value-type="percentage" office:value="0.988865" calcext:value-type="percentage">
            <text:p>98.8865%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Missing <text:s/>+ Extreme <text:s/>+ Outliers</text:p>
          </table:table-cell>
          <table:covered-table-cell table:style-name="ce4"/>
          <table:table-cell table:style-name="ce44" office:value-type="percentage" office:value="0.986624" calcext:value-type="percentage">
            <text:p>98.6624%</text:p>
          </table:table-cell>
          <table:table-cell table:style-name="ce12" office:value-type="percentage" office:value="0.984879" calcext:value-type="percentage">
            <text:p>98.4879%</text:p>
          </table:table-cell>
          <table:table-cell table:style-name="ce44" office:value-type="percentage" office:value="0.98895" calcext:value-type="percentage">
            <text:p>98.8950%</text:p>
          </table:table-cell>
          <table:table-cell table:style-name="ce45" office:value-type="percentage" office:value="0.986038" calcext:value-type="percentage">
            <text:p>98.6038%</text:p>
          </table:table-cell>
          <table:table-cell table:style-name="ce44" office:value-type="percentage" office:value="0.983285" calcext:value-type="percentage">
            <text:p>98.3285%</text:p>
          </table:table-cell>
          <table:table-cell table:style-name="ce12" office:value-type="percentage" office:value="0.976903" calcext:value-type="percentage">
            <text:p>97.6903%</text:p>
          </table:table-cell>
          <table:table-cell table:style-name="ce45" office:value-type="percentage" office:value="0.988078" calcext:value-type="percentage">
            <text:p>98.8078%</text:p>
          </table:table-cell>
        </table:table-row>
        <table:table-row table:style-name="ro1">
          <table:table-cell table:style-name="ce41" office:value-type="string" calcext:value-type="string" table:number-columns-spanned="2" table:number-rows-spanned="1">
            <text:p>Missing <text:s/>+ Extreme <text:s/>+ Outliers + frequency 40</text:p>
          </table:table-cell>
          <table:covered-table-cell table:style-name="ce6"/>
          <table:table-cell table:style-name="ce45" office:value-type="percentage" office:value="0.982262" calcext:value-type="percentage">
            <text:p>98.2262%</text:p>
          </table:table-cell>
          <table:table-cell table:style-name="ce45" office:value-type="percentage" office:value="0.984879" calcext:value-type="percentage">
            <text:p>98.4879%</text:p>
          </table:table-cell>
          <table:table-cell table:style-name="ce45" office:value-type="percentage" office:value="0.986915" calcext:value-type="percentage">
            <text:p>98.6915%</text:p>
          </table:table-cell>
          <table:table-cell table:style-name="ce45" office:value-type="percentage" office:value="0.977312" calcext:value-type="percentage">
            <text:p>97.7312%</text:p>
          </table:table-cell>
          <table:table-cell table:style-name="ce45" office:value-type="percentage" office:value="0.976017" calcext:value-type="percentage">
            <text:p>97.6017%</text:p>
          </table:table-cell>
          <table:table-cell table:style-name="ce45" office:value-type="percentage" office:value="0.972626" calcext:value-type="percentage">
            <text:p>97.2626%</text:p>
          </table:table-cell>
          <table:table-cell table:style-name="ce45" office:value-type="percentage" office:value="0.984589" calcext:value-type="percentage">
            <text:p>98.4589%</text:p>
          </table:table-cell>
        </table:table-row>
      </table:table>
      <table:table table:name="C4.5 stuff" table:style-name="ta1">
        <table:table-column table:style-name="co23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45"/>
        <table:table-column table:style-name="co1" table:default-cell-style-name="Default"/>
        <table:table-column table:style-name="co1" table:default-cell-style-name="ce45"/>
        <table:table-column table:style-name="co24" table:default-cell-style-name="ce45"/>
        <table:table-row table:style-name="ro1">
          <table:table-cell table:style-name="ce58" office:value-type="string" calcext:value-type="string" table:number-columns-spanned="9" table:number-rows-spanned="1">
            <text:p>C4.5</text:p>
          </table:table-cell>
          <table:covered-table-cell table:number-columns-repeated="8" table:style-name="ce62"/>
        </table:table-row>
        <table:table-row table:style-name="ro1">
          <table:table-cell table:style-name="ce2" office:value-type="string" calcext:value-type="string" table:number-columns-spanned="2" table:number-rows-spanned="2">
            <text:p>Preprocessing method</text:p>
          </table:table-cell>
          <table:covered-table-cell table:style-name="ce4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style-name="ce4"/>
        </table:table-row>
        <table:table-row table:style-name="ro1">
          <table:table-cell table:style-name="ce59" office:value-type="string" calcext:value-type="string" table:number-columns-spanned="2" table:number-rows-spanned="1">
            <text:p>With Original Dataset</text:p>
          </table:table-cell>
          <table:covered-table-cell table:style-name="ce2"/>
          <table:table-cell table:style-name="ce44" office:value-type="percentage" office:value="0.984358" calcext:value-type="percentage">
            <text:p>98.4358%</text:p>
          </table:table-cell>
          <table:table-cell table:style-name="ce44" office:value-type="percentage" office:value="0.98807" calcext:value-type="percentage">
            <text:p>98.8070%</text:p>
          </table:table-cell>
          <table:table-cell office:value-type="percentage" office:value="0.986479" calcext:value-type="percentage">
            <text:p>98.6479%</text:p>
          </table:table-cell>
          <table:table-cell table:style-name="ce44" office:value-type="percentage" office:value="0.983563" calcext:value-type="percentage">
            <text:p>98.3563%</text:p>
          </table:table-cell>
          <table:table-cell table:style-name="ce45" office:value-type="percentage" office:value="0.986083" calcext:value-type="percentage">
            <text:p>98.6083%</text:p>
          </table:table-cell>
          <table:table-cell office:value-type="percentage" office:value="0.980499" calcext:value-type="percentage">
            <text:p>98.0499%</text:p>
          </table:table-cell>
          <table:table-cell office:value-type="percentage" office:value="0.985154" calcext:value-type="percentage">
            <text:p>98.5154%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4">
            <text:p>Equal width binning</text:p>
          </table:table-cell>
          <table:table-cell table:style-name="ce26" office:value-type="string" calcext:value-type="string">
            <text:p>40 bins</text:p>
          </table:table-cell>
          <table:table-cell table:style-name="ce44" office:value-type="percentage" office:value="0.984358" calcext:value-type="percentage">
            <text:p>98.4358%</text:p>
          </table:table-cell>
          <table:table-cell table:style-name="ce45" office:value-type="percentage" office:value="0.986479" calcext:value-type="percentage">
            <text:p>98.6479%</text:p>
          </table:table-cell>
          <table:table-cell table:style-name="ce44" office:value-type="percentage" office:value="0.98913" calcext:value-type="percentage">
            <text:p>98.9130%</text:p>
          </table:table-cell>
          <table:table-cell office:value-type="percentage" office:value="0.982503" calcext:value-type="percentage">
            <text:p>98.2503%</text:p>
          </table:table-cell>
          <table:table-cell table:style-name="ce44" office:value-type="percentage" office:value="0.986746" calcext:value-type="percentage">
            <text:p>98.6746%</text:p>
          </table:table-cell>
          <table:table-cell table:style-name="ce44" office:value-type="percentage" office:value="0.982839" calcext:value-type="percentage">
            <text:p>98.2839%</text:p>
          </table:table-cell>
          <table:table-cell table:style-name="ce44" office:value-type="percentage" office:value="0.988865" calcext:value-type="percentage">
            <text:p>98.8865%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10 bins</text:p>
          </table:table-cell>
          <table:table-cell table:style-name="ce45" office:value-type="percentage" office:value="0.981707" calcext:value-type="percentage">
            <text:p>98.1707%</text:p>
          </table:table-cell>
          <table:table-cell table:style-name="ce45" office:value-type="percentage" office:value="0.981972" calcext:value-type="percentage">
            <text:p>98.1972%</text:p>
          </table:table-cell>
          <table:table-cell office:value-type="percentage" office:value="0.981972" calcext:value-type="percentage">
            <text:p>98.1972%</text:p>
          </table:table-cell>
          <table:table-cell office:value-type="percentage" office:value="0.982503" calcext:value-type="percentage">
            <text:p>98.2503%</text:p>
          </table:table-cell>
          <table:table-cell table:style-name="ce45" office:value-type="percentage" office:value="0.981445" calcext:value-type="percentage">
            <text:p>98.1445%</text:p>
          </table:table-cell>
          <table:table-cell office:value-type="percentage" office:value="0.974259" calcext:value-type="percentage">
            <text:p>97.4259%</text:p>
          </table:table-cell>
          <table:table-cell office:value-type="percentage" office:value="0.980382" calcext:value-type="percentage">
            <text:p>98.0382%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5 bins</text:p>
          </table:table-cell>
          <table:table-cell table:number-columns-repeated="2" table:style-name="ce45" office:value-type="percentage" office:value="0.938759" calcext:value-type="percentage">
            <text:p>93.8759%</text:p>
          </table:table-cell>
          <table:table-cell office:value-type="percentage" office:value="0.938759" calcext:value-type="percentage">
            <text:p>93.8759%</text:p>
          </table:table-cell>
          <table:table-cell office:value-type="percentage" office:value="0.937964" calcext:value-type="percentage">
            <text:p>93.7964%</text:p>
          </table:table-cell>
          <table:table-cell table:style-name="ce45" office:value-type="percentage" office:value="0.941021" calcext:value-type="percentage">
            <text:p>94.1021%</text:p>
          </table:table-cell>
          <table:table-cell office:value-type="percentage" office:value="0.941498" calcext:value-type="percentage">
            <text:p>94.1498%</text:p>
          </table:table-cell>
          <table:table-cell office:value-type="percentage" office:value="0.938759" calcext:value-type="percentage">
            <text:p>93.8759%</text:p>
          </table:table-cell>
        </table:table-row>
        <table:table-row table:style-name="ro1">
          <table:covered-table-cell table:style-name="ce26"/>
          <table:table-cell table:style-name="ce26" office:value-type="string" calcext:value-type="string">
            <text:p>2 bins</text:p>
          </table:table-cell>
          <table:table-cell table:number-columns-repeated="2" table:style-name="ce45" office:value-type="percentage" office:value="0.938759" calcext:value-type="percentage">
            <text:p>93.8759%</text:p>
          </table:table-cell>
          <table:table-cell office:value-type="percentage" office:value="0.938759" calcext:value-type="percentage">
            <text:p>93.8759%</text:p>
          </table:table-cell>
          <table:table-cell office:value-type="percentage" office:value="0.937964" calcext:value-type="percentage">
            <text:p>93.7964%</text:p>
          </table:table-cell>
          <table:table-cell table:style-name="ce45" office:value-type="percentage" office:value="0.941021" calcext:value-type="percentage">
            <text:p>94.1021%</text:p>
          </table:table-cell>
          <table:table-cell office:value-type="percentage" office:value="0.941498" calcext:value-type="percentage">
            <text:p>94.1498%</text:p>
          </table:table-cell>
          <table:table-cell office:value-type="percentage" office:value="0.938759" calcext:value-type="percentage">
            <text:p>93.8759%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1" office:value-type="string" calcext:value-type="string" table:number-columns-spanned="9" table:number-rows-spanned="1">
            <text:p>C4.5</text:p>
          </table:table-cell>
          <table:covered-table-cell table:number-columns-repeated="8" table:style-name="ce63"/>
        </table:table-row>
        <table:table-row table:style-name="ro1">
          <table:table-cell table:style-name="ce2" office:value-type="string" calcext:value-type="string" table:number-columns-spanned="2" table:number-rows-spanned="2">
            <text:p>Preprocessing method</text:p>
          </table:table-cell>
          <table:covered-table-cell table:style-name="ce4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style-name="ce4"/>
        </table:table-row>
        <table:table-row table:style-name="ro1">
          <table:table-cell table:style-name="ce59" office:value-type="string" calcext:value-type="string" table:number-columns-spanned="2" table:number-rows-spanned="1">
            <text:p>With Original Dataset</text:p>
          </table:table-cell>
          <table:covered-table-cell table:style-name="ce2"/>
          <table:table-cell table:style-name="ce45" office:value-type="percentage" office:value="0.984358" calcext:value-type="percentage">
            <text:p>98.4358%</text:p>
          </table:table-cell>
          <table:table-cell table:style-name="ce44" office:value-type="percentage" office:value="0.98807" calcext:value-type="percentage">
            <text:p>98.8070%</text:p>
          </table:table-cell>
          <table:table-cell office:value-type="percentage" office:value="0.986479" calcext:value-type="percentage">
            <text:p>98.6479%</text:p>
          </table:table-cell>
          <table:table-cell office:value-type="percentage" office:value="0.983563" calcext:value-type="percentage">
            <text:p>98.3563%</text:p>
          </table:table-cell>
          <table:table-cell table:style-name="ce44" office:value-type="percentage" office:value="0.986083" calcext:value-type="percentage">
            <text:p>98.6083%</text:p>
          </table:table-cell>
          <table:table-cell office:value-type="percentage" office:value="0.980499" calcext:value-type="percentage">
            <text:p>98.0499%</text:p>
          </table:table-cell>
          <table:table-cell office:value-type="percentage" office:value="0.985154" calcext:value-type="percentage">
            <text:p>98.5154%</text:p>
          </table:table-cell>
        </table:table-row>
        <table:table-row table:style-name="ro1">
          <table:table-cell table:style-name="ce21" office:value-type="string" calcext:value-type="string" table:number-columns-spanned="1" table:number-rows-spanned="4">
            <text:p>Equal frequency binning</text:p>
          </table:table-cell>
          <table:table-cell table:style-name="ce27" office:value-type="string" calcext:value-type="string">
            <text:p>40 bins</text:p>
          </table:table-cell>
          <table:table-cell table:number-columns-repeated="2" table:style-name="ce44" office:value-type="percentage" office:value="0.98807" calcext:value-type="percentage">
            <text:p>98.8070%</text:p>
          </table:table-cell>
          <table:table-cell table:style-name="ce44" office:value-type="percentage" office:value="0.98754" calcext:value-type="percentage">
            <text:p>98.7540%</text:p>
          </table:table-cell>
          <table:table-cell table:style-name="ce44" office:value-type="percentage" office:value="0.987805" calcext:value-type="percentage">
            <text:p>98.7805%</text:p>
          </table:table-cell>
          <table:table-cell table:style-name="ce44" office:value-type="percentage" office:value="0.986083" calcext:value-type="percentage">
            <text:p>98.6083%</text:p>
          </table:table-cell>
          <table:table-cell table:style-name="ce44" office:value-type="percentage" office:value="0.98986" calcext:value-type="percentage">
            <text:p>98.9860%</text:p>
          </table:table-cell>
          <table:table-cell table:style-name="ce44" office:value-type="percentage" office:value="0.989396" calcext:value-type="percentage">
            <text:p>98.9396%</text:p>
          </table:table-cell>
        </table:table-row>
        <table:table-row table:style-name="ro1">
          <table:covered-table-cell table:style-name="ce27"/>
          <table:table-cell table:style-name="ce27" office:value-type="string" calcext:value-type="string">
            <text:p>10 bins</text:p>
          </table:table-cell>
          <table:table-cell table:style-name="ce45" office:value-type="percentage" office:value="0.981442" calcext:value-type="percentage">
            <text:p>98.1442%</text:p>
          </table:table-cell>
          <table:table-cell table:style-name="ce45" office:value-type="percentage" office:value="0.980382" calcext:value-type="percentage">
            <text:p>98.0382%</text:p>
          </table:table-cell>
          <table:table-cell office:value-type="percentage" office:value="0.977996" calcext:value-type="percentage">
            <text:p>97.7996%</text:p>
          </table:table-cell>
          <table:table-cell office:value-type="percentage" office:value="0.980912" calcext:value-type="percentage">
            <text:p>98.0912%</text:p>
          </table:table-cell>
          <table:table-cell table:style-name="ce45" office:value-type="percentage" office:value="0.979457" calcext:value-type="percentage">
            <text:p>97.9457%</text:p>
          </table:table-cell>
          <table:table-cell office:value-type="percentage" office:value="0.978939" calcext:value-type="percentage">
            <text:p>97.8939%</text:p>
          </table:table-cell>
          <table:table-cell office:value-type="percentage" office:value="0.978791" calcext:value-type="percentage">
            <text:p>97.8791%</text:p>
          </table:table-cell>
        </table:table-row>
        <table:table-row table:style-name="ro1">
          <table:covered-table-cell table:style-name="ce27"/>
          <table:table-cell table:style-name="ce27" office:value-type="string" calcext:value-type="string">
            <text:p>5 bins</text:p>
          </table:table-cell>
          <table:table-cell table:style-name="ce45" office:value-type="percentage" office:value="0.946978" calcext:value-type="percentage">
            <text:p>94.6978%</text:p>
          </table:table-cell>
          <table:table-cell table:style-name="ce45" office:value-type="percentage" office:value="0.946713" calcext:value-type="percentage">
            <text:p>94.6713%</text:p>
          </table:table-cell>
          <table:table-cell office:value-type="percentage" office:value="0.946978" calcext:value-type="percentage">
            <text:p>94.6978%</text:p>
          </table:table-cell>
          <table:table-cell office:value-type="percentage" office:value="0.945387" calcext:value-type="percentage">
            <text:p>94.5387%</text:p>
          </table:table-cell>
          <table:table-cell table:style-name="ce45" office:value-type="percentage" office:value="0.950298" calcext:value-type="percentage">
            <text:p>95.0298%</text:p>
          </table:table-cell>
          <table:table-cell office:value-type="percentage" office:value="0.945398" calcext:value-type="percentage">
            <text:p>94.5398%</text:p>
          </table:table-cell>
          <table:table-cell office:value-type="percentage" office:value="0.945917" calcext:value-type="percentage">
            <text:p>94.5917%</text:p>
          </table:table-cell>
        </table:table-row>
        <table:table-row table:style-name="ro1">
          <table:covered-table-cell table:style-name="ce27"/>
          <table:table-cell table:style-name="ce27" office:value-type="string" calcext:value-type="string">
            <text:p>2 bins</text:p>
          </table:table-cell>
          <table:table-cell table:number-columns-repeated="2" table:style-name="ce45" office:value-type="percentage" office:value="0.938759" calcext:value-type="percentage">
            <text:p>93.8759%</text:p>
          </table:table-cell>
          <table:table-cell office:value-type="percentage" office:value="0.938759" calcext:value-type="percentage">
            <text:p>93.8759%</text:p>
          </table:table-cell>
          <table:table-cell office:value-type="percentage" office:value="0.937964" calcext:value-type="percentage">
            <text:p>93.7964%</text:p>
          </table:table-cell>
          <table:table-cell table:style-name="ce45" office:value-type="percentage" office:value="0.941021" calcext:value-type="percentage">
            <text:p>94.1021%</text:p>
          </table:table-cell>
          <table:table-cell office:value-type="percentage" office:value="0.941498" calcext:value-type="percentage">
            <text:p>94.1498%</text:p>
          </table:table-cell>
          <table:table-cell office:value-type="percentage" office:value="0.938759" calcext:value-type="percentage">
            <text:p>93.8759%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1" office:value-type="string" calcext:value-type="string" table:number-columns-spanned="9" table:number-rows-spanned="1">
            <text:p>C4.5</text:p>
          </table:table-cell>
          <table:covered-table-cell table:number-columns-repeated="8" table:style-name="ce63"/>
        </table:table-row>
        <table:table-row table:style-name="ro1">
          <table:table-cell table:style-name="ce2" office:value-type="string" calcext:value-type="string" table:number-columns-spanned="2" table:number-rows-spanned="2">
            <text:p>Preprocessing method</text:p>
          </table:table-cell>
          <table:covered-table-cell table:style-name="ce4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style-name="ce4"/>
        </table:table-row>
        <table:table-row table:style-name="ro1">
          <table:table-cell table:style-name="ce59" office:value-type="string" calcext:value-type="string" table:number-columns-spanned="2" table:number-rows-spanned="1">
            <text:p>With Original Dataset</text:p>
          </table:table-cell>
          <table:covered-table-cell table:style-name="ce2"/>
          <table:table-cell table:style-name="ce44" office:value-type="percentage" office:value="0.984358" calcext:value-type="percentage">
            <text:p>98.4358%</text:p>
          </table:table-cell>
          <table:table-cell table:style-name="ce44" office:value-type="percentage" office:value="0.98807" calcext:value-type="percentage">
            <text:p>98.8070%</text:p>
          </table:table-cell>
          <table:table-cell table:style-name="ce44" office:value-type="percentage" office:value="0.986479" calcext:value-type="percentage">
            <text:p>98.6479%</text:p>
          </table:table-cell>
          <table:table-cell table:style-name="ce44" office:value-type="percentage" office:value="0.983563" calcext:value-type="percentage">
            <text:p>98.3563%</text:p>
          </table:table-cell>
          <table:table-cell table:style-name="ce44" office:value-type="percentage" office:value="0.986083" calcext:value-type="percentage">
            <text:p>98.6083%</text:p>
          </table:table-cell>
          <table:table-cell table:style-name="ce44" office:value-type="percentage" office:value="0.980499" calcext:value-type="percentage">
            <text:p>98.0499%</text:p>
          </table:table-cell>
          <table:table-cell table:style-name="ce44" office:value-type="percentage" office:value="0.985154" calcext:value-type="percentage">
            <text:p>98.5154%</text:p>
          </table:table-cell>
        </table:table-row>
        <table:table-row table:style-name="ro1">
          <table:table-cell table:style-name="ce18" office:value-type="string" calcext:value-type="string" table:number-columns-spanned="2" table:number-rows-spanned="1">
            <text:p>Supervised</text:p>
          </table:table-cell>
          <table:covered-table-cell table:style-name="ce4"/>
          <table:table-cell table:style-name="ce45" office:value-type="percentage" office:value="0.979586" calcext:value-type="percentage">
            <text:p>97.9586%</text:p>
          </table:table-cell>
          <table:table-cell table:style-name="ce45" office:value-type="percentage" office:value="0.978526" calcext:value-type="percentage">
            <text:p>97.8526%</text:p>
          </table:table-cell>
          <table:table-cell office:value-type="percentage" office:value="0.977731" calcext:value-type="percentage">
            <text:p>97.7731%</text:p>
          </table:table-cell>
          <table:table-cell office:value-type="percentage" office:value="0.974549" calcext:value-type="percentage">
            <text:p>97.4549%</text:p>
          </table:table-cell>
          <table:table-cell table:style-name="ce45" office:value-type="percentage" office:value="0.976806" calcext:value-type="percentage">
            <text:p>97.6806%</text:p>
          </table:table-cell>
          <table:table-cell office:value-type="percentage" office:value="0.976599" calcext:value-type="percentage">
            <text:p>97.6599%</text:p>
          </table:table-cell>
          <table:table-cell office:value-type="percentage" office:value="0.978791" calcext:value-type="percentage">
            <text:p>97.8791%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1" office:value-type="string" calcext:value-type="string" table:number-columns-spanned="9" table:number-rows-spanned="1">
            <text:p>C4.5</text:p>
          </table:table-cell>
          <table:covered-table-cell table:number-columns-repeated="8" table:style-name="ce63"/>
        </table:table-row>
        <table:table-row table:style-name="ro1">
          <table:table-cell table:style-name="ce2" office:value-type="string" calcext:value-type="string" table:number-columns-spanned="2" table:number-rows-spanned="2">
            <text:p>Preprocessing method</text:p>
          </table:table-cell>
          <table:covered-table-cell table:style-name="ce4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style-name="ce4"/>
        </table:table-row>
        <table:table-row table:style-name="ro1">
          <table:table-cell table:style-name="ce59" office:value-type="string" calcext:value-type="string" table:number-columns-spanned="2" table:number-rows-spanned="1">
            <text:p>With Original Dataset</text:p>
          </table:table-cell>
          <table:covered-table-cell table:style-name="ce2"/>
          <table:table-cell table:style-name="ce45" office:value-type="percentage" office:value="0.984358" calcext:value-type="percentage">
            <text:p>98.4358%</text:p>
          </table:table-cell>
          <table:table-cell table:style-name="ce44" office:value-type="percentage" office:value="0.98807" calcext:value-type="percentage">
            <text:p>98.8070%</text:p>
          </table:table-cell>
          <table:table-cell table:style-name="ce44" office:value-type="percentage" office:value="0.986479" calcext:value-type="percentage">
            <text:p>98.6479%</text:p>
          </table:table-cell>
          <table:table-cell office:value-type="percentage" office:value="0.983563" calcext:value-type="percentage">
            <text:p>98.3563%</text:p>
          </table:table-cell>
          <table:table-cell table:style-name="ce44" office:value-type="percentage" office:value="0.986083" calcext:value-type="percentage">
            <text:p>98.6083%</text:p>
          </table:table-cell>
          <table:table-cell office:value-type="percentage" office:value="0.980499" calcext:value-type="percentage">
            <text:p>98.0499%</text:p>
          </table:table-cell>
          <table:table-cell office:value-type="percentage" office:value="0.985154" calcext:value-type="percentage">
            <text:p>98.5154%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With Filter</text:p>
          </table:table-cell>
          <table:covered-table-cell table:style-name="ce4"/>
          <table:table-cell table:style-name="ce45" office:value-type="percentage" office:value="0.979056" calcext:value-type="percentage">
            <text:p>97.9056%</text:p>
          </table:table-cell>
          <table:table-cell table:style-name="ce45" office:value-type="percentage" office:value="0.981707" calcext:value-type="percentage">
            <text:p>98.1707%</text:p>
          </table:table-cell>
          <table:table-cell office:value-type="percentage" office:value="0.981707" calcext:value-type="percentage">
            <text:p>98.1707%</text:p>
          </table:table-cell>
          <table:table-cell office:value-type="percentage" office:value="0.981972" calcext:value-type="percentage">
            <text:p>98.1972%</text:p>
          </table:table-cell>
          <table:table-cell table:style-name="ce45" office:value-type="percentage" office:value="0.981445" calcext:value-type="percentage">
            <text:p>98.1445%</text:p>
          </table:table-cell>
          <table:table-cell office:value-type="percentage" office:value="0.979719" calcext:value-type="percentage">
            <text:p>97.9719%</text:p>
          </table:table-cell>
          <table:table-cell office:value-type="percentage" office:value="0.981442" calcext:value-type="percentage">
            <text:p>98.1442%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With Wrapper</text:p>
          </table:table-cell>
          <table:covered-table-cell table:style-name="ce4"/>
          <table:table-cell table:style-name="ce44" office:value-type="percentage" office:value="0.985419" calcext:value-type="percentage">
            <text:p>98.5419%</text:p>
          </table:table-cell>
          <table:table-cell table:style-name="ce45" office:value-type="percentage" office:value="0.984889" calcext:value-type="percentage">
            <text:p>98.4889%</text:p>
          </table:table-cell>
          <table:table-cell office:value-type="percentage" office:value="0.986214" calcext:value-type="percentage">
            <text:p>98.6214%</text:p>
          </table:table-cell>
          <table:table-cell table:style-name="ce44" office:value-type="percentage" office:value="0.984093" calcext:value-type="percentage">
            <text:p>98.4093%</text:p>
          </table:table-cell>
          <table:table-cell table:style-name="ce45" office:value-type="percentage" office:value="0.985421" calcext:value-type="percentage">
            <text:p>98.5421%</text:p>
          </table:table-cell>
          <table:table-cell table:style-name="ce44" office:value-type="percentage" office:value="0.99064" calcext:value-type="percentage">
            <text:p>99.0640%</text:p>
          </table:table-cell>
          <table:table-cell table:style-name="ce44" office:value-type="percentage" office:value="0.985419" calcext:value-type="percentage">
            <text:p>98.5419%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1" office:value-type="string" calcext:value-type="string" table:number-columns-spanned="9" table:number-rows-spanned="1">
            <text:p>C4.5</text:p>
          </table:table-cell>
          <table:covered-table-cell table:number-columns-repeated="8" table:style-name="ce63"/>
        </table:table-row>
        <table:table-row table:style-name="ro1">
          <table:table-cell table:style-name="ce2" office:value-type="string" calcext:value-type="string" table:number-columns-spanned="2" table:number-rows-spanned="2">
            <text:p>Preprocessing method</text:p>
          </table:table-cell>
          <table:covered-table-cell table:style-name="ce4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style-name="ce4"/>
        </table:table-row>
        <table:table-row table:style-name="ro1">
          <table:table-cell table:style-name="ce59" office:value-type="string" calcext:value-type="string" table:number-columns-spanned="2" table:number-rows-spanned="1">
            <text:p>With Original Dataset</text:p>
          </table:table-cell>
          <table:covered-table-cell table:style-name="ce2"/>
          <table:table-cell table:style-name="ce45" office:value-type="percentage" office:value="0.984358" calcext:value-type="percentage">
            <text:p>98.4358%</text:p>
          </table:table-cell>
          <table:table-cell table:style-name="ce45" office:value-type="percentage" office:value="0.98807" calcext:value-type="percentage">
            <text:p>98.8070%</text:p>
          </table:table-cell>
          <table:table-cell office:value-type="percentage" office:value="0.986479" calcext:value-type="percentage">
            <text:p>98.6479%</text:p>
          </table:table-cell>
          <table:table-cell table:style-name="ce44" office:value-type="percentage" office:value="0.983563" calcext:value-type="percentage">
            <text:p>98.3563%</text:p>
          </table:table-cell>
          <table:table-cell table:style-name="ce45" office:value-type="percentage" office:value="0.986083" calcext:value-type="percentage">
            <text:p>98.6083%</text:p>
          </table:table-cell>
          <table:table-cell office:value-type="percentage" office:value="0.980499" calcext:value-type="percentage">
            <text:p>98.0499%</text:p>
          </table:table-cell>
          <table:table-cell office:value-type="percentage" office:value="0.985154" calcext:value-type="percentage">
            <text:p>98.5154%</text:p>
          </table:table-cell>
        </table:table-row>
        <table:table-row table:style-name="ro1">
          <table:table-cell table:style-name="ce22" office:value-type="string" calcext:value-type="string" table:number-columns-spanned="2" table:number-rows-spanned="1">
            <text:p>Missing Values only</text:p>
          </table:table-cell>
          <table:covered-table-cell table:style-name="ce4"/>
          <table:table-cell table:style-name="ce45" office:value-type="percentage" office:value="0.984624" calcext:value-type="percentage">
            <text:p>98.4624%</text:p>
          </table:table-cell>
          <table:table-cell table:style-name="ce45" office:value-type="percentage" office:value="0.9886" calcext:value-type="percentage">
            <text:p>98.8600%</text:p>
          </table:table-cell>
          <table:table-cell office:value-type="percentage" office:value="0.98754" calcext:value-type="percentage">
            <text:p>98.7540%</text:p>
          </table:table-cell>
          <table:table-cell office:value-type="percentage" office:value="0.982503" calcext:value-type="percentage">
            <text:p>98.2503%</text:p>
          </table:table-cell>
          <table:table-cell table:style-name="ce45" office:value-type="percentage" office:value="0.984758" calcext:value-type="percentage">
            <text:p>98.4758%</text:p>
          </table:table-cell>
          <table:table-cell office:value-type="percentage" office:value="0.98752" calcext:value-type="percentage">
            <text:p>98.7520%</text:p>
          </table:table-cell>
          <table:table-cell office:value-type="percentage" office:value="0.986744" calcext:value-type="percentage">
            <text:p>98.6744%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issing Values + Extreme Values</text:p>
          </table:table-cell>
          <table:covered-table-cell table:style-name="ce4"/>
          <table:table-cell table:style-name="ce45" office:value-type="percentage" office:value="0.985663" calcext:value-type="percentage">
            <text:p>98.5663%</text:p>
          </table:table-cell>
          <table:table-cell table:style-name="ce45" office:value-type="percentage" office:value="0.988144" calcext:value-type="percentage">
            <text:p>98.8144%</text:p>
          </table:table-cell>
          <table:table-cell office:value-type="percentage" office:value="0.990902" calcext:value-type="percentage">
            <text:p>99.0902%</text:p>
          </table:table-cell>
          <table:table-cell office:value-type="percentage" office:value="0.983453" calcext:value-type="percentage">
            <text:p>98.3453%</text:p>
          </table:table-cell>
          <table:table-cell table:style-name="ce44" office:value-type="percentage" office:value="0.989662" calcext:value-type="percentage">
            <text:p>98.9662%</text:p>
          </table:table-cell>
          <table:table-cell table:style-name="ce44" office:value-type="percentage" office:value="0.989457" calcext:value-type="percentage">
            <text:p>98.9457%</text:p>
          </table:table-cell>
          <table:table-cell office:value-type="percentage" office:value="0.990626" calcext:value-type="percentage">
            <text:p>99.0626%</text:p>
          </table:table-cell>
        </table:table-row>
        <table:table-row table:style-name="ro1">
          <table:table-cell table:style-name="ce18" office:value-type="string" calcext:value-type="string" table:number-columns-spanned="2" table:number-rows-spanned="1">
            <text:p>Missing Values + Outliers</text:p>
          </table:table-cell>
          <table:covered-table-cell table:style-name="ce4"/>
          <table:table-cell table:number-columns-repeated="2" table:style-name="ce44" office:value-type="percentage" office:value="0.991545" calcext:value-type="percentage">
            <text:p>99.1545%</text:p>
          </table:table-cell>
          <table:table-cell table:style-name="ce44" office:value-type="percentage" office:value="0.991263" calcext:value-type="percentage">
            <text:p>99.1263%</text:p>
          </table:table-cell>
          <table:table-cell office:value-type="percentage" office:value="0.980834" calcext:value-type="percentage">
            <text:p>98.0834%</text:p>
          </table:table-cell>
          <table:table-cell table:style-name="ce45" office:value-type="percentage" office:value="0.985906" calcext:value-type="percentage">
            <text:p>98.5906%</text:p>
          </table:table-cell>
          <table:table-cell office:value-type="percentage" office:value="0.982587" calcext:value-type="percentage">
            <text:p>98.2587%</text:p>
          </table:table-cell>
          <table:table-cell table:style-name="ce44" office:value-type="percentage" office:value="0.991826" calcext:value-type="percentage">
            <text:p>99.1826%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1" office:value-type="string" calcext:value-type="string" table:number-columns-spanned="9" table:number-rows-spanned="1">
            <text:p>PARTC4.5</text:p>
          </table:table-cell>
          <table:covered-table-cell table:number-columns-repeated="8" table:style-name="ce63"/>
        </table:table-row>
        <table:table-row table:style-name="ro1">
          <table:table-cell table:style-name="ce2" office:value-type="string" calcext:value-type="string" table:number-columns-spanned="2" table:number-rows-spanned="2">
            <text:p>Preprocessing method</text:p>
          </table:table-cell>
          <table:covered-table-cell table:style-name="ce4"/>
          <table:table-cell table:style-name="ce18" office:value-type="string" calcext:value-type="string" table:number-columns-spanned="3" table:number-rows-spanned="1">
            <text:p>Cross Validation</text:p>
          </table:table-cell>
          <table:covered-table-cell table:number-columns-repeated="2" table:style-name="ce4"/>
          <table:table-cell table:style-name="ce39" office:value-type="string" calcext:value-type="string" table:number-columns-spanned="3" table:number-rows-spanned="1">
            <text:p>Percentage Split</text:p>
          </table:table-cell>
          <table:covered-table-cell table:number-columns-repeated="2" table:style-name="ce4"/>
          <table:table-cell table:style-name="ce22" office:value-type="string" calcext:value-type="string" table:number-columns-spanned="1" table:number-rows-spanned="2">
            <text:p>Leave One Out Fold</text:p>
          </table:table-cell>
        </table:table-row>
        <table:table-row table:style-name="ro1">
          <table:covered-table-cell table:number-columns-repeated="2" table:style-name="ce4"/>
          <table:table-cell table:style-name="ce9" office:value-type="string" calcext:value-type="string">
            <text:p>5 folds</text:p>
          </table:table-cell>
          <table:table-cell table:style-name="ce9" office:value-type="string" calcext:value-type="string">
            <text:p>10 folds</text:p>
          </table:table-cell>
          <table:table-cell table:style-name="ce9" office:value-type="string" calcext:value-type="string">
            <text:p>15 folds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10" office:value-type="percentage" office:value="0.6" calcext:value-type="percentage">
            <text:p>60.00%</text:p>
          </table:table-cell>
          <table:table-cell table:style-name="ce10" office:value-type="percentage" office:value="0.66" calcext:value-type="percentage">
            <text:p>66.00%</text:p>
          </table:table-cell>
          <table:covered-table-cell table:style-name="ce4"/>
        </table:table-row>
        <table:table-row table:style-name="ro1">
          <table:table-cell table:style-name="ce59" office:value-type="string" calcext:value-type="string" table:number-columns-spanned="2" table:number-rows-spanned="1">
            <text:p>With Original Dataset</text:p>
          </table:table-cell>
          <table:covered-table-cell table:style-name="ce2"/>
          <table:table-cell table:style-name="ce45" office:value-type="percentage" office:value="0.984358" calcext:value-type="percentage">
            <text:p>98.4358%</text:p>
          </table:table-cell>
          <table:table-cell table:style-name="ce45" office:value-type="percentage" office:value="0.98807" calcext:value-type="percentage">
            <text:p>98.8070%</text:p>
          </table:table-cell>
          <table:table-cell office:value-type="percentage" office:value="0.986479" calcext:value-type="percentage">
            <text:p>98.6479%</text:p>
          </table:table-cell>
          <table:table-cell office:value-type="percentage" office:value="0.983563" calcext:value-type="percentage">
            <text:p>98.3563%</text:p>
          </table:table-cell>
          <table:table-cell table:style-name="ce45" office:value-type="percentage" office:value="0.986083" calcext:value-type="percentage">
            <text:p>98.6083%</text:p>
          </table:table-cell>
          <table:table-cell office:value-type="percentage" office:value="0.980499" calcext:value-type="percentage">
            <text:p>98.0499%</text:p>
          </table:table-cell>
          <table:table-cell office:value-type="percentage" office:value="0.985154" calcext:value-type="percentage">
            <text:p>98.5154%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Missing <text:s/>+ Extreme <text:s/>+ Outliers</text:p>
          </table:table-cell>
          <table:covered-table-cell table:style-name="ce4"/>
          <table:table-cell table:style-name="ce44" office:value-type="percentage" office:value="0.991858" calcext:value-type="percentage">
            <text:p>99.1858%</text:p>
          </table:table-cell>
          <table:table-cell table:style-name="ce44" office:value-type="percentage" office:value="0.99273" calcext:value-type="percentage">
            <text:p>99.2730%</text:p>
          </table:table-cell>
          <table:table-cell table:style-name="ce44" office:value-type="percentage" office:value="0.992149" calcext:value-type="percentage">
            <text:p>99.2149%</text:p>
          </table:table-cell>
          <table:table-cell table:style-name="ce44" office:value-type="percentage" office:value="0.987784" calcext:value-type="percentage">
            <text:p>98.7784%</text:p>
          </table:table-cell>
          <table:table-cell table:style-name="ce44" office:value-type="percentage" office:value="0.988372" calcext:value-type="percentage">
            <text:p>98.8372%</text:p>
          </table:table-cell>
          <table:table-cell table:style-name="ce44" office:value-type="percentage" office:value="0.988024" calcext:value-type="percentage">
            <text:p>98.8024%</text:p>
          </table:table-cell>
          <table:table-cell table:style-name="ce44" office:value-type="percentage" office:value="0.994475" calcext:value-type="percentage">
            <text:p>99.4475%</text:p>
          </table:table-cell>
        </table:table-row>
        <table:table-row table:style-name="ro1">
          <table:table-cell table:style-name="ce41" office:value-type="string" calcext:value-type="string" table:number-columns-spanned="2" table:number-rows-spanned="1">
            <text:p>Missing <text:s/>+ Extreme <text:s/>+ Outliers + frequency 40</text:p>
          </table:table-cell>
          <table:covered-table-cell table:style-name="ce6"/>
          <table:table-cell table:number-columns-repeated="2" table:style-name="ce45" office:value-type="percentage" office:value="0.986915" calcext:value-type="percentage">
            <text:p>98.6915%</text:p>
          </table:table-cell>
          <table:table-cell office:value-type="percentage" office:value="0.986624" calcext:value-type="percentage">
            <text:p>98.6624%</text:p>
          </table:table-cell>
          <table:table-cell office:value-type="percentage" office:value="0.987202" calcext:value-type="percentage">
            <text:p>98.7202%</text:p>
          </table:table-cell>
          <table:table-cell table:style-name="ce45" office:value-type="percentage" office:value="0.986192" calcext:value-type="percentage">
            <text:p>98.6192%</text:p>
          </table:table-cell>
          <table:table-cell office:value-type="percentage" office:value="0.986313" calcext:value-type="percentage">
            <text:p>98.6313%</text:p>
          </table:table-cell>
          <table:table-cell office:value-type="percentage" office:value="0.986915" calcext:value-type="percentage">
            <text:p>98.691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60">
      <number:number number:decimal-places="4" loext:min-decimal-places="4" number:min-integer-digits="1"/>
      <number:text>%</number:text>
    </number:percentage-style>
    <number:number-style style:name="N16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4:45:40.330791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3:32:58.041655294</meta:creation-date>
    <dc:date>2022-04-02T16:31:38.182400655</dc:date>
    <meta:editing-duration>PT20H38M57S</meta:editing-duration>
    <meta:editing-cycles>107</meta:editing-cycles>
    <meta:generator>LibreOffice/6.4.7.2$Linux_X86_64 LibreOffice_project/40$Build-2</meta:generator>
    <meta:document-statistic meta:table-count="4" meta:cell-count="874" meta:object-count="0"/>
    <meta:user-defined meta:name="qrichtext">1</meta:user-defined>
  </office:meta>
</office:document-meta>
</file>